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2in"/>
    </style:style>
    <style:style style:name="co2" style:family="table-column">
      <style:table-column-properties fo:break-before="auto" style:column-width="0.5835in"/>
    </style:style>
    <style:style style:name="co3" style:family="table-column">
      <style:table-column-properties fo:break-before="auto" style:column-width="0.4165in"/>
    </style:style>
    <style:style style:name="co4" style:family="table-column">
      <style:table-column-properties fo:break-before="auto" style:column-width="1.7709in"/>
    </style:style>
    <style:style style:name="co5" style:family="table-column">
      <style:table-column-properties fo:break-before="auto" style:column-width="0.4063in"/>
    </style:style>
    <style:style style:name="co6" style:family="table-column">
      <style:table-column-properties fo:break-before="auto" style:column-width="0.5311in"/>
    </style:style>
    <style:style style:name="co7" style:family="table-column">
      <style:table-column-properties fo:break-before="auto" style:column-width="1.9063in"/>
    </style:style>
    <style:style style:name="co8" style:family="table-column">
      <style:table-column-properties fo:break-before="auto" style:column-width="4.6874in"/>
    </style:style>
    <style:style style:name="co9" style:family="table-column">
      <style:table-column-properties fo:break-before="auto" style:column-width="19.0937in"/>
    </style:style>
    <style:style style:name="co10" style:family="table-column">
      <style:table-column-properties fo:break-before="auto" style:column-width="1.4583in"/>
    </style:style>
    <style:style style:name="co11" style:family="table-column">
      <style:table-column-properties fo:break-before="auto" style:column-width="1.0311in"/>
    </style:style>
    <style:style style:name="co12" style:family="table-column">
      <style:table-column-properties fo:break-before="auto" style:column-width="1.3335in"/>
    </style:style>
    <style:style style:name="co13" style:family="table-column">
      <style:table-column-properties fo:break-before="auto" style:column-width="1.8335in"/>
    </style:style>
    <style:style style:name="co14" style:family="table-column">
      <style:table-column-properties fo:break-before="auto" style:column-width="7.6043in"/>
    </style:style>
    <style:style style:name="co15" style:family="table-column">
      <style:table-column-properties fo:break-before="auto" style:column-width="1.9374in"/>
    </style:style>
    <style:style style:name="co16" style:family="table-column">
      <style:table-column-properties fo:break-before="auto" style:column-width="2.4165in"/>
    </style:style>
    <style:style style:name="co17" style:family="table-column">
      <style:table-column-properties fo:break-before="auto" style:column-width="1in"/>
    </style:style>
    <style:style style:name="co18"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style:style style:name="ce2" style:family="table-cell" style:parent-style-name="Normal_20_3" style:data-style-name="N0">
      <style:table-cell-properties style:text-align-source="fix" style:repeat-content="false" fo:background-color="transparent" style:vertical-align="middle"/>
      <style:paragraph-properties fo:text-align="center"/>
      <style:text-properties fo:color="#000000" style:font-name="Iskoola Pota" fo:font-size="11pt" style:font-name-asian="Iskoola Pota" style:font-size-asian="11pt" style:font-name-complex="Iskoola Pota" style:font-size-complex="11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fo:color="#000000" style:font-name="Iskoola Pota" style:font-name-asian="Iskoola Pota" style:font-name-complex="Iskoola Pota"/>
    </style:style>
  </office:automatic-styles>
  <office:body>
    <office:spreadsheet>
      <table:calculation-settings table:automatic-find-labels="false" table:use-regular-expressions="false" table:use-wildcards="true"/>
      <table:table table:name="english-grade06-final"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number-columns-repeated="1006" table:default-cell-style-name="ce1"/>
        <table:table-row table:style-name="ro1">
          <table:table-cell office:value-type="float" office:value="1" calcext:value-type="float">
            <text:p>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1-ep01</text:p>
          </table:table-cell>
          <table:table-cell table:number-columns-repeated="3" office:value-type="float" office:value="1" calcext:value-type="float">
            <text:p>1</text:p>
          </table:table-cell>
          <table:table-cell table:style-name="ce2" office:value-type="string" calcext:value-type="string">
            <text:p>අපේ පැරණි ජන ජීවිතය</text:p>
          </table:table-cell>
          <table:table-cell table:style-name="ce2" office:value-type="string" calcext:value-type="string">
            <text:p>අතීතයේ හේන් වගාව</text:p>
          </table:table-cell>
          <table:table-cell table:style-name="ce2" office:value-type="string" calcext:value-type="string">
            <text:p>අතීතයේ හේන් වගාව හඳුන්වා හේන් සකසා ගන්නා ආකාරය පැහැදිලි කිරීම, එම වගා සිදුකරන ප්‍රදේශ, සිදුකරන වගාවන් ආදී කරුණු පැහැදිලි කිරීම. </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අලුතින් තැනූ හේනක් හඳුන්වන්නේ කුමන නමකින් ද?</text:p>
          </table:table-cell>
          <table:table-cell/>
          <table:table-cell office:value-type="string" calcext:value-type="string">
            <text:p>සෙහෙ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නත්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වදැලිහෙන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ටබි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 calcext:value-type="float">
            <text:p>2</text:p>
          </table:table-cell>
          <table:table-cell table:number-columns-repeated="2"/>
          <table:table-cell office:value-type="string" calcext:value-type="string">
            <text:p>අතීත කෘෂිකර්මාන්තයේ කොටසක් නොවන්නේ,</text:p>
          </table:table-cell>
          <table:table-cell/>
          <table:table-cell office:value-type="string" calcext:value-type="string">
            <text:p>ප්‍රවාහ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න් වගා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ත්ත්ව පාල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ඩ ගොවිතැන</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 calcext:value-type="float">
            <text:p>3</text:p>
          </table:table-cell>
          <table:table-cell table:number-columns-repeated="2"/>
          <table:table-cell office:value-type="string" calcext:value-type="string">
            <text:p>අතීත ජීවන රටාව තුළ දක්නට නොලැබෙන්නේ,</text:p>
          </table:table-cell>
          <table:table-cell/>
          <table:table-cell office:value-type="string" calcext:value-type="string">
            <text:p>වෙළෙඳපො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මාන්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ළෙඳා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ෂිකර්මාන්ත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 calcext:value-type="float">
            <text:p>4</text:p>
          </table:table-cell>
          <table:table-cell table:number-columns-repeated="2"/>
          <table:table-cell office:value-type="string" calcext:value-type="string">
            <text:p>හේනක වගා නොකරන ලද එළවළු වර්ගය තෝරන්න.</text:p>
          </table:table-cell>
          <table:table-cell/>
          <table:table-cell office:value-type="string" calcext:value-type="string">
            <text:p>බ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ට්</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හු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වි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 calcext:value-type="float">
            <text:p>5</text:p>
          </table:table-cell>
          <table:table-cell table:number-columns-repeated="2"/>
          <table:table-cell office:value-type="string" calcext:value-type="string">
            <text:p>අතීතයේ කෘෂිකර්මය බෙදුණු කොටස් මොනවාද?</text:p>
          </table:table-cell>
          <table:table-cell/>
          <table:table-cell office:value-type="string" calcext:value-type="string">
            <text:p>හේන් වගාව හා ගොඩ ගොවිතැ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ඩ ගොවිතැන හා කුඔුරු වගා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ඩ ගොවිතැන හා හේන් වගා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ළ ගොවිතැන හා හේන් වගාව</text:p>
          </table:table-cell>
          <table:table-cell office:value-type="float" office:value="0" calcext:value-type="float">
            <text:p>0</text:p>
          </table:table-cell>
          <table:table-cell table:number-columns-repeated="1006"/>
        </table:table-row>
        <table:table-row table:style-name="ro1">
          <table:table-cell office:value-type="float" office:value="2" calcext:value-type="float">
            <text:p>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1-ep02</text:p>
          </table:table-cell>
          <table:table-cell office:value-type="float" office:value="2" calcext:value-type="float">
            <text:p>2</text:p>
          </table:table-cell>
          <table:table-cell table:number-columns-repeated="2" office:value-type="float" office:value="1" calcext:value-type="float">
            <text:p>1</text:p>
          </table:table-cell>
          <table:table-cell table:style-name="ce2" office:value-type="string" calcext:value-type="string">
            <text:p>අපේ පැරණි ජන ජීවිතය</text:p>
          </table:table-cell>
          <table:table-cell table:style-name="ce2" office:value-type="string" calcext:value-type="string">
            <text:p>ලංකාවේ පැරණි මඩ ගොවිතැන හා සත්ත්ව පාලනය</text:p>
          </table:table-cell>
          <table:table-cell table:style-name="ce2" office:value-type="string" calcext:value-type="string">
            <text:p>ලංකාවේ පැරණි මඩ ගොවිතැන හා සත්තව පාලනය හඳුන්වා දීම. වාපි ගාම, මහ වැව් තැනීම සහ එම වැව් තැන වූ රජවරු පිළිබඳ පැහැදිලි කිරීම. අතීතයේ වී වගා කළ කන්න පිළිබඳව විස්තර කිරීම. </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සෙල්ලිපිවල හේන හඳුන්වා ඇත්තේ කුමන නමකින් ද?</text:p>
          </table:table-cell>
          <table:table-cell/>
          <table:table-cell office:value-type="string" calcext:value-type="string">
            <text:p>නවදැලි හේ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හෙ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ටබි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න්</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 calcext:value-type="float">
            <text:p>7</text:p>
          </table:table-cell>
          <table:table-cell table:number-columns-repeated="2"/>
          <table:table-cell office:value-type="string" calcext:value-type="string">
            <text:p>හේනේ ආරක්ෂාවට යොදන ක්‍රමයක් නොවන්නේ,</text:p>
          </table:table-cell>
          <table:table-cell/>
          <table:table-cell office:value-type="string" calcext:value-type="string">
            <text:p>දඬු වැ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නිමැල ගැසීම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ණිවැ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ටක බැඳී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 calcext:value-type="float">
            <text:p>8</text:p>
          </table:table-cell>
          <table:table-cell table:number-columns-repeated="2"/>
          <table:table-cell office:value-type="string" calcext:value-type="string">
            <text:p>හේනේ වගා කළ අල වර්ගයක් වන්නේ,</text:p>
          </table:table-cell>
          <table:table-cell/>
          <table:table-cell office:value-type="string" calcext:value-type="string">
            <text:p>තණහා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ඟුරු <text:s/></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බ</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 calcext:value-type="float">
            <text:p>9</text:p>
          </table:table-cell>
          <table:table-cell table:number-columns-repeated="2"/>
          <table:table-cell office:value-type="string" calcext:value-type="string">
            <text:p>හේනේ වගා කළ හැකි එළවළු වර්ගයක් නොවන්නේ,</text:p>
          </table:table-cell>
          <table:table-cell/>
          <table:table-cell office:value-type="string" calcext:value-type="string">
            <text:p>වම්බටු</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න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ළුපුහු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ට්ටක්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 calcext:value-type="float">
            <text:p>10</text:p>
          </table:table-cell>
          <table:table-cell table:number-columns-repeated="2"/>
          <table:table-cell office:value-type="string" calcext:value-type="string">
            <text:p>ඇල් වී වර්ගයකට අයත් නොවන්නේ,</text:p>
          </table:table-cell>
          <table:table-cell/>
          <table:table-cell office:value-type="string" calcext:value-type="string">
            <text:p>රත් ඇ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ඳි ඇ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 ඇල්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බිළි ඇල්</text:p>
          </table:table-cell>
          <table:table-cell office:value-type="float" office:value="0" calcext:value-type="float">
            <text:p>0</text:p>
          </table:table-cell>
          <table:table-cell table:number-columns-repeated="1006"/>
        </table:table-row>
        <table:table-row table:style-name="ro1">
          <table:table-cell office:value-type="float" office:value="3" calcext:value-type="float">
            <text:p>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1-ep03</text:p>
          </table:table-cell>
          <table:table-cell office:value-type="float" office:value="3" calcext:value-type="float">
            <text:p>3</text:p>
          </table:table-cell>
          <table:table-cell table:number-columns-repeated="2" office:value-type="float" office:value="1" calcext:value-type="float">
            <text:p>1</text:p>
          </table:table-cell>
          <table:table-cell table:style-name="ce2" office:value-type="string" calcext:value-type="string">
            <text:p>අපේ පැරණි ජන ජීවිතය</text:p>
          </table:table-cell>
          <table:table-cell table:style-name="ce2" office:value-type="string" calcext:value-type="string">
            <text:p>අතීත කර්මාන්ත හා දේශීය වෙළදාම</text:p>
          </table:table-cell>
          <table:table-cell table:style-name="ce2" office:value-type="string" calcext:value-type="string">
            <text:p>අතීත කර්මාන්ත හා දේශීය වෙළඳාම, කරමාන්තකරුවන්ගේ ව්‍යාප්තිය ආදිය පැහැදිලි කිරීම. අභ්‍යන්තර වෙළඳාම පිළිබඳව පැහැදිලි කිරීම.</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වගා කටයුතුවල දී යොදා නොගත් උපකරණය තෝරන්න.</text:p>
          </table:table-cell>
          <table:table-cell/>
          <table:table-cell office:value-type="string" calcext:value-type="string">
            <text:p>කඩු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දැ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කැත්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ගු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 calcext:value-type="float">
            <text:p>12</text:p>
          </table:table-cell>
          <table:table-cell table:number-columns-repeated="2"/>
          <table:table-cell office:value-type="string" calcext:value-type="string">
            <text:p>අතීතයේ ‘කිරිගෙරි’ ලෙස හඳුන්වා ඇත්තේ,</text:p>
          </table:table-cell>
          <table:table-cell/>
          <table:table-cell office:value-type="string" calcext:value-type="string">
            <text:p>එළු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ව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එළදෙ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 හරකා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3" calcext:value-type="float">
            <text:p>13</text:p>
          </table:table-cell>
          <table:table-cell table:number-columns-repeated="2"/>
          <table:table-cell office:value-type="string" calcext:value-type="string">
            <text:p>පස්ගෝරස වලට අයත් නොවන්නෙ,</text:p>
          </table:table-cell>
          <table:table-cell/>
          <table:table-cell office:value-type="string" calcext:value-type="string">
            <text:p>දී කි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රතෙ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තෙ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4" calcext:value-type="float">
            <text:p>14</text:p>
          </table:table-cell>
          <table:table-cell table:number-columns-repeated="2"/>
          <table:table-cell office:value-type="string" calcext:value-type="string">
            <text:p>වී ආරක්ෂිතව <text:s/>තබා ගැනීම සඳහා වැදගත් වූයේ,</text:p>
          </table:table-cell>
          <table:table-cell/>
          <table:table-cell office:value-type="string" calcext:value-type="string">
            <text:p>කමත</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 බිස්ස</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ලියැද්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යම් කොළ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5" calcext:value-type="float">
            <text:p>15</text:p>
          </table:table-cell>
          <table:table-cell table:number-columns-repeated="2"/>
          <table:table-cell office:value-type="string" calcext:value-type="string">
            <text:p>අතීත සත්ත්ව පාලනය තුළ වඩා වැදගත් නොවූ සත්ත්වයා වන්නේ,</text:p>
          </table:table-cell>
          <table:table-cell/>
          <table:table-cell office:value-type="string" calcext:value-type="string">
            <text:p>එළු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ටලු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ඌ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කුළා</text:p>
          </table:table-cell>
          <table:table-cell office:value-type="float" office:value="0" calcext:value-type="float">
            <text:p>0</text:p>
          </table:table-cell>
          <table:table-cell table:number-columns-repeated="1006"/>
        </table:table-row>
        <table:table-row table:style-name="ro1">
          <table:table-cell office:value-type="float" office:value="4" calcext:value-type="float">
            <text:p>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1-ep04</text:p>
          </table:table-cell>
          <table:table-cell office:value-type="float" office:value="4" calcext:value-type="float">
            <text:p>4</text:p>
          </table:table-cell>
          <table:table-cell table:number-columns-repeated="2" office:value-type="float" office:value="1" calcext:value-type="float">
            <text:p>1</text:p>
          </table:table-cell>
          <table:table-cell table:style-name="ce2" office:value-type="string" calcext:value-type="string">
            <text:p>අපේ පැරණි ජන ජීවිතය</text:p>
          </table:table-cell>
          <table:table-cell table:style-name="ce2" office:value-type="string" calcext:value-type="string">
            <text:p>විදේශ වෙළඳාම</text:p>
          </table:table-cell>
          <table:table-cell table:style-name="ce2" office:value-type="string" calcext:value-type="string">
            <text:p>අතීතයේ විදේශ වෙළඳාම හා සම්බන්ධ කරුණු සාකච්ඡා කිරීම. ලංකාවට ගෙනෙන ලද හා රැගෙන ගිය වෙළඳ භාණ්ඩ සහ ලංකාවේ පිහිටි ස්වභාවික වරායන් පිළිබඳ පැහැදිලි කිරීම.</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ශ්‍රී ලංකාවේ <text:s/>විශාල ම ස්වාභාවික වරාය වන්නේ, </text:p>
          </table:table-cell>
          <table:table-cell/>
          <table:table-cell office:value-type="string" calcext:value-type="string">
            <text:p>කොළඹ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ල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රිකුණාමල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ල්පිටි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7" calcext:value-type="float">
            <text:p>17</text:p>
          </table:table-cell>
          <table:table-cell table:number-columns-repeated="2"/>
          <table:table-cell office:value-type="string" calcext:value-type="string">
            <text:p>බදුලුු ටැම් ලිපිය අයත් රාජධානිය වන්නේ,</text:p>
          </table:table-cell>
          <table:table-cell/>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හු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 </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8" calcext:value-type="float">
            <text:p>18</text:p>
          </table:table-cell>
          <table:table-cell table:number-columns-repeated="2"/>
          <table:table-cell office:value-type="string" calcext:value-type="string">
            <text:p>අතීතයේ ලංකාව වෙළෙඳ සම්බන්ධතා පැවත් වූ රටක් වන්නෙ,</text:p>
          </table:table-cell>
          <table:table-cell/>
          <table:table-cell office:value-type="string" calcext:value-type="string">
            <text:p>පර්සියාව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මරිකා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තුගාල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9" calcext:value-type="float">
            <text:p>19</text:p>
          </table:table-cell>
          <table:table-cell table:number-columns-repeated="2"/>
          <table:table-cell office:value-type="string" calcext:value-type="string">
            <text:p>සොරබොර වැව ලිපිය අයත් රජතුමා වන්නේ,</text:p>
          </table:table-cell>
          <table:table-cell/>
          <table:table-cell office:value-type="string" calcext:value-type="string">
            <text:p>V <text:s/>උදය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V <text:s/>උදය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මිහිඳු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V මිහිඳු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0" calcext:value-type="float">
            <text:p>20</text:p>
          </table:table-cell>
          <table:table-cell table:number-columns-repeated="2"/>
          <table:table-cell office:value-type="string" calcext:value-type="string">
            <text:p>අතීතයේ චීනයෙන් ලංකාවට ගෙන එන ලද වෙළෙඳ භාණ්ඩයක් වන්නෙ,</text:p>
          </table:table-cell>
          <table:table-cell/>
          <table:table-cell office:value-type="string" calcext:value-type="string">
            <text:p>අශ්වය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වඳ විලවු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ටි බඳු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තුන්</text:p>
          </table:table-cell>
          <table:table-cell office:value-type="float" office:value="0" calcext:value-type="float">
            <text:p>0</text:p>
          </table:table-cell>
          <table:table-cell table:number-columns-repeated="1006"/>
        </table:table-row>
        <table:table-row table:style-name="ro1">
          <table:table-cell office:value-type="float" office:value="5" calcext:value-type="float">
            <text:p>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1-ep05</text:p>
          </table:table-cell>
          <table:table-cell office:value-type="float" office:value="5" calcext:value-type="float">
            <text:p>5</text:p>
          </table:table-cell>
          <table:table-cell table:number-columns-repeated="2" office:value-type="float" office:value="1" calcext:value-type="float">
            <text:p>1</text:p>
          </table:table-cell>
          <table:table-cell table:style-name="ce2" office:value-type="string" calcext:value-type="string">
            <text:p>අපේ පැරණි ජන ජීවිතය</text:p>
          </table:table-cell>
          <table:table-cell table:style-name="ce2" office:value-type="string" calcext:value-type="string">
            <text:p>ශ්‍රී ලංකාවේ පැරණි සංස්කෘතිය හා අත්තම් ක්‍රමය</text:p>
          </table:table-cell>
          <table:table-cell table:style-name="ce2" office:value-type="string" calcext:value-type="string">
            <text:p>ශ්‍රී ලංකාවේ පැරණි සමාජ සංස්කෘතියේ විශේෂ ලක්ෂණ සහ ඒවා දායාද වූ ආකාරය පිළිබඳ කරුණු පැහැදිලි කිරීම. අත්තම් ක්‍රමය අතීතයේ යොදාගත් ආකාරය හා සම්බන්ධ කරුණු සාකච්ඡා කිරීම. </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ශ්‍රී ලංකාවට හින්දු ආගම දායාද වූයේ කුමන රටකින් ද?</text:p>
          </table:table-cell>
          <table:table-cell/>
          <table:table-cell office:value-type="string" calcext:value-type="string">
            <text:p>චී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2" calcext:value-type="float">
            <text:p>22</text:p>
          </table:table-cell>
          <table:table-cell table:number-columns-repeated="2"/>
          <table:table-cell office:value-type="string" calcext:value-type="string">
            <text:p>මහින්දාගමනයෙන් <text:s/>පසු ලංකාවේ ඉදිවූ ප්‍රථම ස්ථූපය <text:s/>වන්නේ,</text:p>
          </table:table-cell>
          <table:table-cell/>
          <table:table-cell office:value-type="string" calcext:value-type="string">
            <text:p>ථූපාරාම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භයගි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වන්වැලි සෑ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තවනාරම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3" calcext:value-type="float">
            <text:p>23</text:p>
          </table:table-cell>
          <table:table-cell table:number-columns-repeated="2"/>
          <table:table-cell office:value-type="string" calcext:value-type="string">
            <text:p>ශ්‍රී ලංකාව බහු සංස්කෘතික සමාජයක් වීමට බලපෑ හේතුවක් වන්නෙ,</text:p>
          </table:table-cell>
          <table:table-cell/>
          <table:table-cell office:value-type="string" calcext:value-type="string">
            <text:p>සුන්දරත්ව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හිටීම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යුණු කෘෂිකර්මා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ඩා දූපතක් වීම <text:s text:c="3"/></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4" calcext:value-type="float">
            <text:p>24</text:p>
          </table:table-cell>
          <table:table-cell table:number-columns-repeated="2"/>
          <table:table-cell office:value-type="string" calcext:value-type="string">
            <text:p>රුවන්වැලිසෑ පූජාවක් සඳහා රෝමයෙන් පබලු ගෙන්වූ රජතුමා වන්නේ, <text:s text:c="3"/></text:p>
          </table:table-cell>
          <table:table-cell/>
          <table:table-cell office:value-type="string" calcext:value-type="string">
            <text:p>දුටුගැමුණු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ශ්ශංකමල්ල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කාභය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5" calcext:value-type="float">
            <text:p>25</text:p>
          </table:table-cell>
          <table:table-cell table:number-columns-repeated="2"/>
          <table:table-cell office:value-type="string" calcext:value-type="string">
            <text:p>බුදු පිළිම නෙලීමේ කලාව ලංකාවට දායාද වූ රට වන්නේ, <text:s text:c="3"/></text:p>
          </table:table-cell>
          <table:table-cell/>
          <table:table-cell office:value-type="string" calcext:value-type="string">
            <text:p>චී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රුමය</text:p>
          </table:table-cell>
          <table:table-cell office:value-type="float" office:value="0" calcext:value-type="float">
            <text:p>0</text:p>
          </table:table-cell>
          <table:table-cell table:number-columns-repeated="1006"/>
        </table:table-row>
        <table:table-row table:style-name="ro1">
          <table:table-cell office:value-type="float" office:value="6" calcext:value-type="float">
            <text:p>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1-ep06</text:p>
          </table:table-cell>
          <table:table-cell office:value-type="float" office:value="6" calcext:value-type="float">
            <text:p>6</text:p>
          </table:table-cell>
          <table:table-cell table:number-columns-repeated="2" office:value-type="float" office:value="1" calcext:value-type="float">
            <text:p>1</text:p>
          </table:table-cell>
          <table:table-cell table:style-name="ce2" office:value-type="string" calcext:value-type="string">
            <text:p>අපේ පැරණි ජන ජීවිතය</text:p>
          </table:table-cell>
          <table:table-cell table:style-name="ce2" office:value-type="string" calcext:value-type="string">
            <text:p>අතීත පැරණි සිරිත් විරිත් හා සාරධර්ම</text:p>
          </table:table-cell>
          <table:table-cell table:style-name="ce2" office:value-type="string" calcext:value-type="string">
            <text:p>අතීත පැරණි සිරිත් විරිත් හා සාරධර්ම පිළිබඳව හැඳින්වීම. <text:s/>බෞද්ධ අධ්‍යාපනය අතීතයේ සිදු වූ ආකාරය පැහැදිලි කිරීම.</text:p>
          </table:table-cell>
          <table:table-cell table:style-name="ce3"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සාලිය කුමරුගේ බිසව වූ ආශෝකමාලා මධුපාචිකාවක් බව සඳහන් මුලාශ්‍රය වන්නෙ, </text:p>
          </table:table-cell>
          <table:table-cell/>
          <table:table-cell office:value-type="string" calcext:value-type="string">
            <text:p>සද්ධර්මාලංකාර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ද්ධර්මරත්නාවලි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සවාහිනි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ල වංශ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7" calcext:value-type="float">
            <text:p>27</text:p>
          </table:table-cell>
          <table:table-cell table:number-columns-repeated="2"/>
          <table:table-cell office:value-type="string" calcext:value-type="string">
            <text:p>අතීත කාන්තාවන් සූප ශාස්ත්‍රයයෙහි දක්ෂයන් විය යුතු බව සඳහන් මූලාශ්‍රය වන්නේ,</text:p>
          </table:table-cell>
          <table:table-cell/>
          <table:table-cell office:value-type="string" calcext:value-type="string">
            <text:p>ධම්පියා අටුවා ගැටපද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හස්සවත්ථූපකරණ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වංශ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පවංශ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8" calcext:value-type="float">
            <text:p>28</text:p>
          </table:table-cell>
          <table:table-cell table:number-columns-repeated="2"/>
          <table:table-cell office:value-type="string" calcext:value-type="string">
            <text:p>අතීත විවාහ කටයුතුවල දී වඩා වැදගත් වූයේ කාන්තාවගේ කුමන ගුණයක් ද?</text:p>
          </table:table-cell>
          <table:table-cell/>
          <table:table-cell office:value-type="string" calcext:value-type="string">
            <text:p>රූමත් බ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රවනීය බ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හතමානීි බ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ත්‍යාගශීලි බව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29" calcext:value-type="float">
            <text:p>29</text:p>
          </table:table-cell>
          <table:table-cell table:number-columns-repeated="2"/>
          <table:table-cell office:value-type="string" calcext:value-type="string">
            <text:p>අතීතයේ ලංකාව සංස්කෘතික සම්බන්ධතා පැවැත් වූ රටක් නොවන්නේ, </text:p>
          </table:table-cell>
          <table:table-cell/>
          <table:table-cell office:value-type="string" calcext:value-type="string">
            <text:p>මැඩගස්කර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යන්මා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කුණු ඉන්දියාව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0" calcext:value-type="float">
            <text:p>30</text:p>
          </table:table-cell>
          <table:table-cell table:number-columns-repeated="2"/>
          <table:table-cell office:value-type="string" calcext:value-type="string">
            <text:p>පැරණි ඉතිහාසයේ මෙරට පැවති ආගමක් නොවූයෙ,</text:p>
          </table:table-cell>
          <table:table-cell/>
          <table:table-cell office:value-type="string" calcext:value-type="string">
            <text:p>ඉස්ලාම් <text:s/></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ස්තියා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දුදහම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න්දු</text:p>
          </table:table-cell>
          <table:table-cell office:value-type="float" office:value="0" calcext:value-type="float">
            <text:p>0</text:p>
          </table:table-cell>
          <table:table-cell table:number-columns-repeated="1006"/>
        </table:table-row>
        <table:table-row table:style-name="ro1">
          <table:table-cell office:value-type="float" office:value="7" calcext:value-type="float">
            <text:p>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අපේ කීර්තිමත් රජවරු</text:p>
          </table:table-cell>
          <table:table-cell table:style-name="ce2" office:value-type="string" calcext:value-type="string">
            <text:p>අනුරාධපුර රාජධානිය හා එහි පාලකවරු</text:p>
          </table:table-cell>
          <table:table-cell office:value-type="string" calcext:value-type="string">
            <text:p>අනුරාධපුර රාජධානිය පිළිබඳ විස්තර කිරීම, එම රාජධානිය ගොඩනැගීමට කටයුතු කල රජවරු හා ඔවුන්ගේ සේවාවන් පිළිබඳව පැහැදිලි කිරීම.</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අනුරාධපුර රාජධානිය ආසන්නයේ පිහිටි ගංඟාව කුමක් ද?</text:p>
          </table:table-cell>
          <table:table-cell/>
          <table:table-cell office:value-type="string" calcext:value-type="string">
            <text:p>කලා ඔ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ල්වතු ඔ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න් ඔ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වැලි ගංඟ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2" calcext:value-type="float">
            <text:p>32</text:p>
          </table:table-cell>
          <table:table-cell table:number-columns-repeated="2"/>
          <table:table-cell office:value-type="string" calcext:value-type="string">
            <text:p>අනුරාධපුර රාජධානියේ ආරම්භක රජතුමා වන්නේ, </text:p>
          </table:table-cell>
          <table:table-cell/>
          <table:table-cell office:value-type="string" calcext:value-type="string">
            <text:p>විජ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ඬුවස් දෙව්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කාභය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ටසීව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3" calcext:value-type="float">
            <text:p>33</text:p>
          </table:table-cell>
          <table:table-cell table:number-columns-repeated="2"/>
          <table:table-cell office:value-type="string" calcext:value-type="string">
            <text:p>ලංකාවේ දීර්ඝතම කාලයක් පැවති රාජධානිය කුමක් ද?</text:p>
          </table:table-cell>
          <table:table-cell/>
          <table:table-cell office:value-type="string" calcext:value-type="string">
            <text:p>පොළොන්නරුව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 රාජධා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ගම රාජධා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 රාජධානිය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4" calcext:value-type="float">
            <text:p>34</text:p>
          </table:table-cell>
          <table:table-cell table:number-columns-repeated="2"/>
          <table:table-cell office:value-type="string" calcext:value-type="string">
            <text:p>ලම්බකර්ණ රජ පෙළපතේ ආරම්භක රජතුමා නිවැරදිව තෝරන්න,</text:p>
          </table:table-cell>
          <table:table-cell/>
          <table:table-cell office:value-type="string" calcext:value-type="string">
            <text:p>වසභ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ධාතුසේන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වම්ම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ශ්‍යප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5" calcext:value-type="float">
            <text:p>35</text:p>
          </table:table-cell>
          <table:table-cell table:number-columns-repeated="2"/>
          <table:table-cell office:value-type="string" calcext:value-type="string">
            <text:p>මානවම්ම රජුගේ චරිතයේ විශේෂ ලක්ෂණයක් නොවන්නේ,</text:p>
          </table:table-cell>
          <table:table-cell/>
          <table:table-cell office:value-type="string" calcext:value-type="string">
            <text:p>බෙදාහදා ගැනී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ජු බ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සැලෙන ගුණ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ත්සාහය</text:p>
          </table:table-cell>
          <table:table-cell office:value-type="float" office:value="0" calcext:value-type="float">
            <text:p>0</text:p>
          </table:table-cell>
          <table:table-cell table:number-columns-repeated="1006"/>
        </table:table-row>
        <table:table-row table:style-name="ro1">
          <table:table-cell office:value-type="float" office:value="8" calcext:value-type="float">
            <text:p>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අපේ කීර්තිමත් රජවරු</text:p>
          </table:table-cell>
          <table:table-cell table:style-name="ce2" office:value-type="string" calcext:value-type="string">
            <text:p>අනුරාධපුර යුගයේ රාජ්‍ය පාලන සංවිධානය</text:p>
          </table:table-cell>
          <table:table-cell office:value-type="string" calcext:value-type="string">
            <text:p>අනුරාධපුර යුගයේ රජවරු රාජ්‍ය පාලන සංවිධානය සිදු කළ ආකාරය පිළිබඳව (මධ්‍යම පාලනය ,ප්‍රදේශීය පාලනය,රාජ්‍ය ප්‍රතිසංස්කරණ සුභසාධනය) හා පාලනයට <text:s/>සහයෝගය ලබා ගත් පුද්ගලයින් පිළිබඳව විස්තර කිරීම.</text:p>
          </table:table-cell>
          <table:table-cell table:style-name="ce3"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ඇළහැර ඇළ ඉඳි කළේ ........................................ රජු ය.</text:p>
          </table:table-cell>
          <table:table-cell/>
          <table:table-cell office:value-type="string" calcext:value-type="string">
            <text:p>මහසෙ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සභ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කාභ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ටුගැමුණු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7" calcext:value-type="float">
            <text:p>37</text:p>
          </table:table-cell>
          <table:table-cell table:number-columns-repeated="2"/>
          <table:table-cell office:value-type="string" calcext:value-type="string">
            <text:p>ශිව දේවාල දක්නට ලැබෙන්නේ .......................................... රාජධානියේ ය.</text:p>
          </table:table-cell>
          <table:table-cell/>
          <table:table-cell office:value-type="string" calcext:value-type="string">
            <text:p>අනුරාධපුර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8" calcext:value-type="float">
            <text:p>38</text:p>
          </table:table-cell>
          <table:table-cell table:number-columns-repeated="2"/>
          <table:table-cell office:value-type="string" calcext:value-type="string">
            <text:p>පණ්ඩුකාභය රජුගෙන් පසු මෙරට රජවුයේ .......................................රජු ය. </text:p>
          </table:table-cell>
          <table:table-cell/>
          <table:table-cell office:value-type="string" calcext:value-type="string">
            <text:p>දේවානම්පියතිස්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ටසි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සභ</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ටුගැමුණු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39" calcext:value-type="float">
            <text:p>39</text:p>
          </table:table-cell>
          <table:table-cell table:number-columns-repeated="2"/>
          <table:table-cell office:value-type="string" calcext:value-type="string">
            <text:p>බදුලු ටැම් ලිපිය හමු වූයේ .............................................ප්‍රදේශයෙනි. </text:p>
          </table:table-cell>
          <table:table-cell/>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යංග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ම්පොළ</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0" calcext:value-type="float">
            <text:p>40</text:p>
          </table:table-cell>
          <table:table-cell table:number-columns-repeated="2"/>
          <table:table-cell office:value-type="string" calcext:value-type="string">
            <text:p>උමං ජල තාක්ෂණය මෙරටට හඳුන්වා දෙන ලද්දේ .......................................රජු ය. </text:p>
          </table:table-cell>
          <table:table-cell/>
          <table:table-cell office:value-type="string" calcext:value-type="string">
            <text:p>වසභ</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ධාතුසේන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කාභ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ටුගැමුණු </text:p>
          </table:table-cell>
          <table:table-cell office:value-type="float" office:value="0" calcext:value-type="float">
            <text:p>0</text:p>
          </table:table-cell>
          <table:table-cell table:number-columns-repeated="1006"/>
        </table:table-row>
        <table:table-row table:style-name="ro1">
          <table:table-cell office:value-type="float" office:value="9" calcext:value-type="float">
            <text:p>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2-ep09</text:p>
          </table:table-cell>
          <table:table-cell office:value-type="float" office:value="9" calcext:value-type="float">
            <text:p>9</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අපේ කීර්තිමත් රජවරු</text:p>
          </table:table-cell>
          <table:table-cell table:style-name="ce2" office:value-type="string" calcext:value-type="string">
            <text:p>රාජ්‍ය ප්‍රතිපත්ති හා සමාජ සුභසාධනය</text:p>
          </table:table-cell>
          <table:table-cell office:value-type="string" calcext:value-type="string">
            <text:p>ශ්‍රී ලංකාවේ අතීත රජවරුන්ගේ රාජ්‍ය ප්‍රතිපත්ති හා සමාජ සුභසාධනය විස්තර කිරීම. අනුරාධපුර යුගයේ සමාජයීය, ආර්ථික සංවර්ධනය ආදී කරුණු විස්තර කිරීම.</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රජුගේ ප්‍රධාන වගකීමක් ලෙස සැලකිය නොහැක්කෙ,</text:p>
          </table:table-cell>
          <table:table-cell/>
          <table:table-cell office:value-type="string" calcext:value-type="string">
            <text:p>සටන් කිරිම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ර්ථික දියුණු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ව් තැනී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රක්ෂා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2" calcext:value-type="float">
            <text:p>42</text:p>
          </table:table-cell>
          <table:table-cell table:number-columns-repeated="2"/>
          <table:table-cell office:value-type="string" calcext:value-type="string">
            <text:p>මිහින්තලා පුවරු ලිපිය අයත් රජතුමා වන්නේ,</text:p>
          </table:table-cell>
          <table:table-cell/>
          <table:table-cell office:value-type="string" calcext:value-type="string">
            <text:p>IV මිහිඳු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V <text:s/>මිහිඳු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කාශ්‍යප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V උදය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3" calcext:value-type="float">
            <text:p>43</text:p>
          </table:table-cell>
          <table:table-cell table:number-columns-repeated="2"/>
          <table:table-cell office:value-type="string" calcext:value-type="string">
            <text:p>ලංකාවේ ප්‍රථම වැව ඉඳිකළ රජතුමා වන්නේ,</text:p>
          </table:table-cell>
          <table:table-cell/>
          <table:table-cell office:value-type="string" calcext:value-type="string">
            <text:p>වසභ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කාභය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සෙන්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ධාතුසෙන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4" calcext:value-type="float">
            <text:p>44</text:p>
          </table:table-cell>
          <table:table-cell table:number-columns-repeated="2"/>
          <table:table-cell office:value-type="string" calcext:value-type="string">
            <text:p>ලංකාවේ ප්‍රථම බෞද්ධ රජතුමා වන්නේ,</text:p>
          </table:table-cell>
          <table:table-cell/>
          <table:table-cell office:value-type="string" calcext:value-type="string">
            <text:p>පණ්ඩුකාභ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ටුගැමුණු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වානම්පියතිස්ස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ද්ධාතිස්ස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5" calcext:value-type="float">
            <text:p>45</text:p>
          </table:table-cell>
          <table:table-cell table:number-columns-repeated="2"/>
          <table:table-cell office:value-type="string" calcext:value-type="string">
            <text:p>සංඝමිත්තා තෙරණියගේ <text:s/>පැමිණීම කුමන නමකින් හැඳින්වේ ද?</text:p>
          </table:table-cell>
          <table:table-cell/>
          <table:table-cell office:value-type="string" calcext:value-type="string">
            <text:p>විජයාගමන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දාගම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මින්දාගමනය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ළදාගමනය <text:s text:c="3"/></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1-l02-ep10</text:p>
          </table:table-cell>
          <table:table-cell office:value-type="float" office:value="10" calcext:value-type="float">
            <text:p>10</text:p>
          </table:table-cell>
          <table:table-cell office:value-type="float" office:value="1" calcext:value-type="float">
            <text:p>1</text:p>
          </table:table-cell>
          <table:table-cell office:value-type="float" office:value="2" calcext:value-type="float">
            <text:p>2</text:p>
          </table:table-cell>
          <table:table-cell table:style-name="ce2" office:value-type="string" calcext:value-type="string">
            <text:p>අපේ කීර්තිමත් රජවරු</text:p>
          </table:table-cell>
          <table:table-cell table:style-name="ce2" office:value-type="string" calcext:value-type="string">
            <text:p><text:s/>I <text:s/>වන විජයබාහු රජතුමා (1055 - 1110)</text:p>
          </table:table-cell>
          <table:table-cell table:style-name="ce2" office:value-type="string" calcext:value-type="string">
            <text:p><text:s/>I විජයබාහු රජතුමා පිළිබඳව හා ඔහුගේ රාජ්‍ය සමය පිළිබඳව විස්තර කිරීම.</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I විජයබාහු රජුගේ මව .......................................බිසව ය. </text:p>
          </table:table-cell>
          <table:table-cell/>
          <table:table-cell office:value-type="string" calcext:value-type="string">
            <text:p>තිලෝකසුන්ද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ලෝකිතා</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සුමාස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ත්නාවලී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7" calcext:value-type="float">
            <text:p>47</text:p>
          </table:table-cell>
          <table:table-cell table:number-columns-repeated="2"/>
          <table:table-cell office:value-type="string" calcext:value-type="string">
            <text:p>I විජයබාහු රජු මුලින්ම පාලනයට පත්වූයේ ...................................... මුල්කරගෙන ය. </text:p>
          </table:table-cell>
          <table:table-cell/>
          <table:table-cell office:value-type="string" calcext:value-type="string">
            <text:p>කතරග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ණෑග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8" calcext:value-type="float">
            <text:p>48</text:p>
          </table:table-cell>
          <table:table-cell table:number-columns-repeated="2"/>
          <table:table-cell office:value-type="string" calcext:value-type="string">
            <text:p>I විජයබාහු රජු විවාහ වූයේ ඉන්දියාවේ .............................දේශයේ කුමාරිකාවක් සමග ය. </text:p>
          </table:table-cell>
          <table:table-cell/>
          <table:table-cell office:value-type="string" calcext:value-type="string">
            <text:p>පල්ල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ලිංග</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න්ඩ්‍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49" calcext:value-type="float">
            <text:p>49</text:p>
          </table:table-cell>
          <table:table-cell table:number-columns-repeated="2"/>
          <table:table-cell office:value-type="string" calcext:value-type="string">
            <text:p>I විජයබාහු රජු ..............................................භික්ෂූන් ගෙන්වා උපසම්පදා කර්මය යලි පිහිටු වීය. </text:p>
          </table:table-cell>
          <table:table-cell/>
          <table:table-cell office:value-type="string" calcext:value-type="string">
            <text:p>තායිලන්තයෙ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රුමයෙ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පානයෙන්</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0" calcext:value-type="float">
            <text:p>50</text:p>
          </table:table-cell>
          <table:table-cell table:number-columns-repeated="2"/>
          <table:table-cell office:value-type="string" calcext:value-type="string">
            <text:p>I විජයබාහු රජු සටන් සංවිධානය කළේ .......................................සිට ය. </text:p>
          </table:table-cell>
          <table:table-cell/>
          <table:table-cell office:value-type="string" calcext:value-type="string">
            <text:p>කෝට්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ගහු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තරගම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ණිය</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2-l02-ep01</text:p>
          </table:table-cell>
          <table:table-cell office:value-type="float" office:value="1" calcext:value-type="float">
            <text:p>1</text:p>
          </table:table-cell>
          <table:table-cell table:number-columns-repeated="2" office:value-type="float" office:value="2" calcext:value-type="float">
            <text:p>2</text:p>
          </table:table-cell>
          <table:table-cell office:value-type="string" calcext:value-type="string">
            <text:p>අපේ කීර්තිමත් රජවරු</text:p>
          </table:table-cell>
          <table:table-cell office:value-type="string" calcext:value-type="string">
            <text:p>මහා පරාක්‍රමබාහු රජතුමා</text:p>
          </table:table-cell>
          <table:table-cell office:value-type="string" calcext:value-type="string">
            <text:p>මහා පරාක්‍රමබාහු රජතුමා පිළිබඳව හා ඔහුගේ රාජ්‍ය සමය පිළිබඳව විස්තර කිරීම.</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ලම්භකර්ණ පෙළපතේ පාලන කාලය වන්නේ,</text:p>
          </table:table-cell>
          <table:table-cell/>
          <table:table-cell office:value-type="string" calcext:value-type="string">
            <text:p>වසර 70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සර 370 කි.</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සර 44 <text:s/>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සර 1500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2" calcext:value-type="float">
            <text:p>52</text:p>
          </table:table-cell>
          <table:table-cell table:number-columns-repeated="2"/>
          <table:table-cell office:value-type="string" calcext:value-type="string">
            <text:p>මානවම්ම රජුගේ පාලන කාලය තෝරන්න.</text:p>
          </table:table-cell>
          <table:table-cell/>
          <table:table-cell office:value-type="string" calcext:value-type="string">
            <text:p>වසර 20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සර 10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සර 30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වසර 35 කි.</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53" calcext:value-type="float">
            <text:p>53</text:p>
          </table:table-cell>
          <table:table-cell table:number-columns-repeated="2"/>
          <table:table-cell office:value-type="string" calcext:value-type="string">
            <text:p>ලංකාවට පැමිණි මාඝ අයත් රාජ්‍ය වන්නේ,</text:p>
          </table:table-cell>
          <table:table-cell/>
          <table:table-cell office:value-type="string" calcext:value-type="string">
            <text:p>පාණ්ඩ්‍ය දේශ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ල්ල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ලිංග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ල දේශ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4" calcext:value-type="float">
            <text:p>54</text:p>
          </table:table-cell>
          <table:table-cell table:number-columns-repeated="2"/>
          <table:table-cell office:value-type="string" calcext:value-type="string">
            <text:p>වේවැල් කැටිය සෙල්ලිපියේ සඳහන් වන්නේ කුමක් පිළිබඳව ද?</text:p>
          </table:table-cell>
          <table:table-cell/>
          <table:table-cell office:value-type="string" calcext:value-type="string">
            <text:p>නීති රීති</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දු දහ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හෙර විහා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දේශ සම්බන්ධතා</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5" calcext:value-type="float">
            <text:p>55</text:p>
          </table:table-cell>
          <table:table-cell table:number-columns-repeated="2"/>
          <table:table-cell office:value-type="string" calcext:value-type="string">
            <text:p>බුදු දහමේ ස්වර්ණමය යුගය උදා වූයේ කුමන රාජ්‍ය සමයේ ද?</text:p>
          </table:table-cell>
          <table:table-cell/>
          <table:table-cell office:value-type="string" calcext:value-type="string">
            <text:p>දේවානම්පියතිස්ස රාජ්‍ය සමයේ 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ටුගැමුණු රාජ්‍ය සමයේ දී</text:p>
          </table:table-cell>
          <table:table-cell office:value-type="float" office:value="1" calcext:value-type="float">
            <text:p>1</text:p>
          </table:table-cell>
          <table:table-cell table:number-columns-repeated="1006"/>
        </table:table-row>
        <table:table-row table:style-name="ro2">
          <table:table-cell table:number-columns-repeated="7"/>
          <table:table-cell table:style-name="ce2" table:number-columns-repeated="3"/>
          <table:table-cell table:style-name="ce3"/>
          <table:table-cell table:number-columns-repeated="5"/>
          <table:table-cell office:value-type="string" calcext:value-type="string">
            <text:p>මහසෙන් රාජ්‍ය සමයේ 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කාභය රාජ්‍ය සමයේ දී</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2-l02-ep02</text:p>
          </table:table-cell>
          <table:table-cell table:number-columns-repeated="3" office:value-type="float" office:value="2" calcext:value-type="float">
            <text:p>2</text:p>
          </table:table-cell>
          <table:table-cell office:value-type="string" calcext:value-type="string">
            <text:p>අපේ කීර්තිමත් රජවරු</text:p>
          </table:table-cell>
          <table:table-cell office:value-type="string" calcext:value-type="string">
            <text:p>නිශ්ශංකමල්ල රජතුමා</text:p>
          </table:table-cell>
          <table:table-cell office:value-type="string" calcext:value-type="string">
            <text:p>නිශ්ශංකමල්ල රජතුමා පිළිබඳව හා ඔහුගේ කාර්යභාර්ය හා සේවා කාලය පිළිබඳ විස්තර කිරීම.</text:p>
          </table:table-cell>
          <table:table-cell table:style-name="ce3"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කාලිංඝ වංශික නිශ්ශංකමල්ල රජුගේ පාලන කාලය වසර ...................... කි.</text:p>
          </table:table-cell>
          <table:table-cell/>
          <table:table-cell office:value-type="float" office:value="9" calcext:value-type="float">
            <text:p>9</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1" calcext:value-type="float">
            <text:p>11</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2" calcext:value-type="float">
            <text:p>12</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7" calcext:value-type="float">
            <text:p>57</text:p>
          </table:table-cell>
          <table:table-cell table:number-columns-repeated="2"/>
          <table:table-cell office:value-type="string" calcext:value-type="string">
            <text:p>නිශ්ශංකමල්ල රජු ඉඳි කළ දළදා මාළිගාව ...................................ලෙස හඳුන්වයි. </text:p>
          </table:table-cell>
          <table:table-cell/>
          <table:table-cell office:value-type="string" calcext:value-type="string">
            <text:p>වටදාගෙ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ටදාගෙ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 දළදා මාළිගා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විහාර සංකීර්ණ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8" calcext:value-type="float">
            <text:p>58</text:p>
          </table:table-cell>
          <table:table-cell table:number-columns-repeated="2"/>
          <table:table-cell office:value-type="string" calcext:value-type="string">
            <text:p>නිශ්ශංකමල්ල රජු .................................... රාජධානියේ කැපී පෙනුන පාලකයෙකි. </text:p>
          </table:table-cell>
          <table:table-cell/>
          <table:table-cell office:value-type="string" calcext:value-type="string">
            <text:p>පොළොන්නරු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නුරාධපු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59" calcext:value-type="float">
            <text:p>59</text:p>
          </table:table-cell>
          <table:table-cell table:number-columns-repeated="2"/>
          <table:table-cell office:value-type="string" calcext:value-type="string">
            <text:p>නිශ්ශංකමල්ල රජුගේ නිර්මාණයක් ලෙස .....................................හැඳින්විය හැකිය. </text:p>
          </table:table-cell>
          <table:table-cell/>
          <table:table-cell office:value-type="string" calcext:value-type="string">
            <text:p>ගල්විහාරය ලිපි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පොත සෙල්ලිපි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ලංගොඩ සෙල්ලිපි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නිගල සෙල්ලිපි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0" calcext:value-type="float">
            <text:p>60</text:p>
          </table:table-cell>
          <table:table-cell table:number-columns-repeated="2"/>
          <table:table-cell office:value-type="string" calcext:value-type="string">
            <text:p>නිශ්ශංකමල්ල රජුගේ පාලන කාලය වසර .......................................කි. </text:p>
          </table:table-cell>
          <table:table-cell/>
          <table:table-cell office:value-type="float" office:value="10" calcext:value-type="float">
            <text:p>10</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9" calcext:value-type="float">
            <text:p>9</text:p>
          </table:table-cell>
          <table:table-cell office:value-type="float" office:value="1" calcext:value-type="float">
            <text:p>1</text:p>
          </table:table-cell>
          <table:table-cell table:number-columns-repeated="1006"/>
        </table:table-row>
        <table:table-row table:style-name="ro2">
          <table:table-cell table:number-columns-repeated="7"/>
          <table:table-cell table:style-name="ce2" table:number-columns-repeated="3"/>
          <table:table-cell table:style-name="ce3"/>
          <table:table-cell table:number-columns-repeated="5"/>
          <table:table-cell office:value-type="float" office:value="8" calcext:value-type="float">
            <text:p>8</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1" calcext:value-type="float">
            <text:p>11</text:p>
          </table:table-cell>
          <table:table-cell office:value-type="float" office:value="0" calcext:value-type="float">
            <text:p>0</text:p>
          </table:table-cell>
          <table:table-cell table:number-columns-repeated="1006"/>
        </table:table-row>
        <table:table-row table:style-name="ro1">
          <table:table-cell office:value-type="float" office:value="13" calcext:value-type="float">
            <text:p>1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2-l03-ep0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අපේ සංස්කෘතික උරුමය</text:p>
          </table:table-cell>
          <table:table-cell office:value-type="string" calcext:value-type="string">
            <text:p>සංස්කෘතික උරුම</text:p>
          </table:table-cell>
          <table:table-cell office:value-type="string" calcext:value-type="string">
            <text:p>සංස්කෘතික උරුම යනු මොනවාදැයි හැඳින්වීමග <text:s/>ශ්‍රී ලංකාවේ හා ලෝකයේ ඇති සංස්කෘතික උරුම කිහිපයක් පිළිබඳ විස්තර කිරීම.</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සිගිරි රාජධානිය පිහිටා ඇති දිස්ත්‍රික්කය කුමක්ද?</text:p>
          </table:table-cell>
          <table:table-cell/>
          <table:table-cell office:value-type="string" calcext:value-type="string">
            <text:p>අනුරාධපු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ත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2" calcext:value-type="float">
            <text:p>62</text:p>
          </table:table-cell>
          <table:table-cell table:number-columns-repeated="2"/>
          <table:table-cell office:value-type="string" calcext:value-type="string">
            <text:p>2011 වර්ෂය වන විට යුනෙස්කෝ සංවිධානය ප්‍රකාශයට පත් කළ ලෝක උරුම ගණන වන්නේ,</text:p>
          </table:table-cell>
          <table:table-cell/>
          <table:table-cell office:value-type="string" calcext:value-type="string">
            <text:p>06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704 කි.</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700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702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3" calcext:value-type="float">
            <text:p>63</text:p>
          </table:table-cell>
          <table:table-cell table:number-columns-repeated="2"/>
          <table:table-cell office:value-type="string" calcext:value-type="string">
            <text:p>ශ්‍රී ලංකාවේ ලෝක උරුම ලෙස නම් කළ ප්‍රමාණය වන්නේ,</text:p>
          </table:table-cell>
          <table:table-cell/>
          <table:table-cell office:value-type="string" calcext:value-type="string">
            <text:p>15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20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06 කි.</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09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4" calcext:value-type="float">
            <text:p>64</text:p>
          </table:table-cell>
          <table:table-cell table:number-columns-repeated="2"/>
          <table:table-cell office:value-type="string" calcext:value-type="string">
            <text:p>අතීත මොහෙන්ජෝදාරෝ ශිෂ්ටාචාරය අයත් වර්තමාන රට වන්නේ,</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ෆ්ගන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කිස්ථාන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5" calcext:value-type="float">
            <text:p>65</text:p>
          </table:table-cell>
          <table:table-cell table:number-columns-repeated="2"/>
          <table:table-cell office:value-type="string" calcext:value-type="string">
            <text:p>පැරණි අනුරාධපුර රාජධානිය ගොඩනැගූ රජතුමා ලෙස සැලකෙන්නේ,</text:p>
          </table:table-cell>
          <table:table-cell/>
          <table:table-cell office:value-type="string" calcext:value-type="string">
            <text:p>දුටුගැමුණු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කාභය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ජ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ඬුවස්දෙව් රජතුමා</text:p>
          </table:table-cell>
          <table:table-cell office:value-type="float" office:value="0" calcext:value-type="float">
            <text:p>0</text:p>
          </table:table-cell>
          <table:table-cell table:number-columns-repeated="1006"/>
        </table:table-row>
        <table:table-row table:style-name="ro1">
          <table:table-cell office:value-type="float" office:value="14" calcext:value-type="float">
            <text:p>1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2-l03-ep04</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අපේ සංස්කෘතික උරුමය</text:p>
          </table:table-cell>
          <table:table-cell office:value-type="string" calcext:value-type="string">
            <text:p>අනුරාධපුර හා පොළොන්නරු රාජධානි </text:p>
          </table:table-cell>
          <table:table-cell office:value-type="string" calcext:value-type="string">
            <text:p>අනුරාධපුර හා පොළොන්නරු රාජධානි වල ඉතිහාසය පැහැදිලි කිරීමල එම රාජධානි පාලනය කල රජවරුන්ගේ රාජ්‍ය සමයන් පිළිබඳව විස්තර කිරීම.</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පොළොන්නරු යුගයේ දේශීය පාලකයෙකු ලෙස මුලින්ම පාලනයට පත්වූයේ ............................. රජු ය.</text:p>
          </table:table-cell>
          <table:table-cell/>
          <table:table-cell office:value-type="string" calcext:value-type="string">
            <text:p>I විජයබාහු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පරාක්‍රමබාහු</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කාභය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ශ්ශංකමල්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7" calcext:value-type="float">
            <text:p>67</text:p>
          </table:table-cell>
          <table:table-cell table:number-columns-repeated="2"/>
          <table:table-cell office:value-type="string" calcext:value-type="string">
            <text:p>හැටදාගෙය නිර්මාණය ................................... කි.</text:p>
          </table:table-cell>
          <table:table-cell/>
          <table:table-cell office:value-type="string" calcext:value-type="string">
            <text:p>රජ මාළිගා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ළදා මැදු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මගෙ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ලකොටු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8" calcext:value-type="float">
            <text:p>68</text:p>
          </table:table-cell>
          <table:table-cell table:number-columns-repeated="2"/>
          <table:table-cell office:value-type="string" calcext:value-type="string">
            <text:p>පබලු වෙහෙර නිර්මාණය කළේ ...................................... රජු ය. </text:p>
          </table:table-cell>
          <table:table-cell/>
          <table:table-cell office:value-type="string" calcext:value-type="string">
            <text:p>නිශ්ශංකමල්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 පරාක්‍රමබාහු</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මුවන විජයබාහු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ස්වන මිහිදු</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69" calcext:value-type="float">
            <text:p>69</text:p>
          </table:table-cell>
          <table:table-cell table:number-columns-repeated="2"/>
          <table:table-cell office:value-type="string" calcext:value-type="string">
            <text:p>නිශ්ශංකමල්ල රජතුමා .................................. වංශික පාලකයෙකි. </text:p>
          </table:table-cell>
          <table:table-cell/>
          <table:table-cell office:value-type="string" calcext:value-type="string">
            <text:p>කාලිංග </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න්ඩ්‍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යක්කා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0" calcext:value-type="float">
            <text:p>70</text:p>
          </table:table-cell>
          <table:table-cell table:number-columns-repeated="2"/>
          <table:table-cell office:value-type="string" calcext:value-type="string">
            <text:p>ලංකාවේ දිගම හා විශාලම සෙල්ලිපිය ................................... රාජධානියේ දක්නට ලැබේ. </text:p>
          </table:table-cell>
          <table:table-cell/>
          <table:table-cell office:value-type="string" calcext:value-type="string">
            <text:p>අනුරාධපු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න්නරු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ම්පොළ</text:p>
          </table:table-cell>
          <table:table-cell office:value-type="float" office:value="0" calcext:value-type="float">
            <text:p>0</text:p>
          </table:table-cell>
          <table:table-cell table:number-columns-repeated="1006"/>
        </table:table-row>
        <table:table-row table:style-name="ro1">
          <table:table-cell office:value-type="float" office:value="15" calcext:value-type="float">
            <text:p>1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2-l03-ep05</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අපේ සංස්කෘතික උරුමය</text:p>
          </table:table-cell>
          <table:table-cell office:value-type="string" calcext:value-type="string">
            <text:p>සීගිරිය හා දඹුලු විහාරය</text:p>
          </table:table-cell>
          <table:table-cell office:value-type="string" calcext:value-type="string">
            <text:p>ශ්‍රී ලංකාවේ සංස්කෘතික උරුමයන් වූ සීගිරිය හා දඹුලු විහාරය පිළිබඳව විස්තර කිරීමග ඒවාගේ ඓතිහාසික තොරතුරු <text:s/>පැහැදිලි කිරීම.</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සීගිරිය ලෝක උරුමයක් ලෙස නම් කළ වසර නිවැරදිව තෝරන්න.</text:p>
          </table:table-cell>
          <table:table-cell/>
          <table:table-cell office:value-type="float" office:value="1982" calcext:value-type="float">
            <text:p>1982</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88" calcext:value-type="float">
            <text:p>1988</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91" calcext:value-type="float">
            <text:p>1991</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92" calcext:value-type="float">
            <text:p>1992</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2" calcext:value-type="float">
            <text:p>72</text:p>
          </table:table-cell>
          <table:table-cell table:number-columns-repeated="2"/>
          <table:table-cell office:value-type="string" calcext:value-type="string">
            <text:p>ගාලු කොටුව පිහිටා ඇති ඓතිහාසික නගරය වන්නේ,</text:p>
          </table:table-cell>
          <table:table-cell/>
          <table:table-cell office:value-type="string" calcext:value-type="string">
            <text:p>මාත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ම්බන්තො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ලිග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3" calcext:value-type="float">
            <text:p>73</text:p>
          </table:table-cell>
          <table:table-cell table:number-columns-repeated="2"/>
          <table:table-cell office:value-type="string" calcext:value-type="string">
            <text:p>දඹුලු රජමහා විහාරය ලෝක උරුමයක් ලෙස ප්‍රකාශ කළ වසර වන්නේ,</text:p>
          </table:table-cell>
          <table:table-cell/>
          <table:table-cell office:value-type="float" office:value="1987" calcext:value-type="float">
            <text:p>1987</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88" calcext:value-type="float">
            <text:p>1988</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82" calcext:value-type="float">
            <text:p>1982</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float" office:value="1991" calcext:value-type="float">
            <text:p>1991</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74" calcext:value-type="float">
            <text:p>74</text:p>
          </table:table-cell>
          <table:table-cell table:number-columns-repeated="2"/>
          <table:table-cell office:value-type="string" calcext:value-type="string">
            <text:p>සීගිරිය බලකොටුවක් ලෙස ගොඩනැගූ පාලකයා වන්නේ,</text:p>
          </table:table-cell>
          <table:table-cell/>
          <table:table-cell office:value-type="string" calcext:value-type="string">
            <text:p>I කාශ්‍යප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ධාතුසේන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ගලන්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කාශ්‍යප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5" calcext:value-type="float">
            <text:p>75</text:p>
          </table:table-cell>
          <table:table-cell table:number-columns-repeated="2"/>
          <table:table-cell office:value-type="string" calcext:value-type="string">
            <text:p>සීගිරි චිත්‍ර නිර්මාණය සඳහා කලා ආභාසය ලැබුණු රට වන්නේ,</text:p>
          </table:table-cell>
          <table:table-cell/>
          <table:table-cell office:value-type="string" calcext:value-type="string">
            <text:p>බුරුම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න්දියා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නය</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2-l03-ep06</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අපේ සංස්කෘතික උරුමය</text:p>
          </table:table-cell>
          <table:table-cell office:value-type="string" calcext:value-type="string">
            <text:p>දළදා මාලිගාව හා ගාලු කොටුව </text:p>
          </table:table-cell>
          <table:table-cell office:value-type="string" calcext:value-type="string">
            <text:p>ශ්‍රී ලංකාවේ සුවිශේෂ කලා නිර්මාණ අතරින් දෙකක් වන <text:s/>දළදා මාලිගාව හා ගාලු කොටුව පිළිබඳ ඓතිහාසික තොරතුරු විස්තර කිරීමග උඩරට රාජධානියේ පාලනය පිළිබඳ විස්තර කිරීමග</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මහනුවර රාජධානියේ සිටි අවසන් රජතුමා වන්නේ,</text:p>
          </table:table-cell>
          <table:table-cell/>
          <table:table-cell office:value-type="string" calcext:value-type="string">
            <text:p>I විමලධර්මසූරි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ති ශ්‍රී රාජසිං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ශ්‍රී වික්‍රම රාජසිංහ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ධිරාජසිං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7" calcext:value-type="float">
            <text:p>77</text:p>
          </table:table-cell>
          <table:table-cell table:number-columns-repeated="2"/>
          <table:table-cell office:value-type="string" calcext:value-type="string">
            <text:p>මහනුවර දළඳා මාළිගාව ඉදිකළ රජතුමා නිවැරදිව තෝරන්න.</text:p>
          </table:table-cell>
          <table:table-cell/>
          <table:table-cell office:value-type="string" calcext:value-type="string">
            <text:p>I විමලධර්මසූරිය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විමලධර්මසූරි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ශ්‍රී වික්‍රම රාජසිං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ශ්‍රී විජය රාජසිං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8" calcext:value-type="float">
            <text:p>78</text:p>
          </table:table-cell>
          <table:table-cell table:number-columns-repeated="2"/>
          <table:table-cell office:value-type="string" calcext:value-type="string">
            <text:p>බ්‍රිතාන්‍ය පාලන සමයේ උඩරට ගිවිසුම අත්සන් වූ ස්ථානය මින් නිවැරදිව තෝරන්න..</text:p>
          </table:table-cell>
          <table:table-cell/>
          <table:table-cell office:value-type="string" calcext:value-type="string">
            <text:p>මගුල් මඩු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 වාස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ළඳා මාළිගා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ත්තිරිප්පු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79" calcext:value-type="float">
            <text:p>79</text:p>
          </table:table-cell>
          <table:table-cell table:number-columns-repeated="2"/>
          <table:table-cell office:value-type="string" calcext:value-type="string">
            <text:p>මහනුවර දළඳා මාළිගාවේ පත්තිරිප්පුව ඉදිකළ රජතුමා වන්නේ,</text:p>
          </table:table-cell>
          <table:table-cell/>
          <table:table-cell office:value-type="string" calcext:value-type="string">
            <text:p>ශ්‍රී වික්‍රම රාජසිංහ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ති ශ්‍රී රාජසිං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මලධර්මසූරි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ජාධිරාජසිං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0" calcext:value-type="float">
            <text:p>80</text:p>
          </table:table-cell>
          <table:table-cell table:number-columns-repeated="2"/>
          <table:table-cell office:value-type="string" calcext:value-type="string">
            <text:p>මහනුවර රාජධානියක් ලෙස ගොඩනැගූ රජතුමා වන්නේ,</text:p>
          </table:table-cell>
          <table:table-cell/>
          <table:table-cell office:value-type="string" calcext:value-type="string">
            <text:p>II රාජසිං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නා සම්මත වික්‍රමබාහු රජතුමා </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මලධර්මසූරිය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නප්පු බණ්ඩාර රජතුමා </text:p>
          </table:table-cell>
          <table:table-cell office:value-type="float" office:value="0" calcext:value-type="float">
            <text:p>0</text:p>
          </table:table-cell>
          <table:table-cell table:number-columns-repeated="1006"/>
        </table:table-row>
        <table:table-row table:style-name="ro1">
          <table:table-cell office:value-type="float" office:value="17" calcext:value-type="float">
            <text:p>17</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2-l03-ep07</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අපේ සංස්කෘතික උරුමය</text:p>
          </table:table-cell>
          <table:table-cell office:value-type="string" calcext:value-type="string">
            <text:p>අස්පෘෂශ්‍ය උරුමයන් හා සංස්කෘතිය රැක ගැනීම</text:p>
          </table:table-cell>
          <table:table-cell office:value-type="string" calcext:value-type="string">
            <text:p>සංස්කෘතික උරුමයන් යටතේ අස්පෘෂශ්‍ය උරුමයන් හඳුන්වා දීම හා ඒවායේ ඓතිහාසික වටිනාකම පිළිබඳව පැහැදිලි කිරීම. සංස්කෘතිය රැක ගැනීම පිළිබඳව විස්තර කිරීම.</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ශ්‍රී ලංකාවේ වෙස් මුහුණු කර්මාන්තය සඳහා .................................ප්‍රසිද්ධියක් උසුලයි. </text:p>
          </table:table-cell>
          <table:table-cell/>
          <table:table-cell office:value-type="string" calcext:value-type="string">
            <text:p>දුම්බ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ම්බලන්ගොඩ</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ළිමතලා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2" calcext:value-type="float">
            <text:p>82</text:p>
          </table:table-cell>
          <table:table-cell table:number-columns-repeated="2"/>
          <table:table-cell office:value-type="string" calcext:value-type="string">
            <text:p>අතීත කන්ද උඩරට රාජ්‍යයේ බොහෝ සෙයින් දක්නට ලැබුණු ලාක්ෂා කර්මාන්තය සඳහා ................. යොදා ගෙන ඇත.</text:p>
          </table:table-cell>
          <table:table-cell/>
          <table:table-cell office:value-type="string" calcext:value-type="string">
            <text:p>පන් ශාක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ප්පෙට්ටියා ශාක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ල් ශාක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උණ ශාක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3" calcext:value-type="float">
            <text:p>83</text:p>
          </table:table-cell>
          <table:table-cell table:number-columns-repeated="2"/>
          <table:table-cell office:value-type="string" calcext:value-type="string">
            <text:p>ශ්‍රී ලංකාවේ මැණික් කර්මාන්තය සඳහා ............................. දිස්ත්‍රික්කය වඩා ප්‍රසිද්ධියක් උසුලයි.</text:p>
          </table:table-cell>
          <table:table-cell/>
          <table:table-cell office:value-type="string" calcext:value-type="string">
            <text:p>රත්නපු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ම්බන්තො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ම්පහ</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ගාල්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4" calcext:value-type="float">
            <text:p>84</text:p>
          </table:table-cell>
          <table:table-cell table:number-columns-repeated="2"/>
          <table:table-cell office:value-type="string" calcext:value-type="string">
            <text:p>අතීතයේ හේන් ගොවියා තනිකම නිවා ගැනීමට .................................. ගායනා කර ඇත. </text:p>
          </table:table-cell>
          <table:table-cell/>
          <table:table-cell office:value-type="string" calcext:value-type="string">
            <text:p>ගොයම් ක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ල් ක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තල් ක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ත්ත ක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5" calcext:value-type="float">
            <text:p>85</text:p>
          </table:table-cell>
          <table:table-cell table:number-columns-repeated="2"/>
          <table:table-cell office:value-type="string" calcext:value-type="string">
            <text:p>මෙරට පැවති කැටයම් කලාව ...................................උරුමයකි. <text:s/></text:p>
          </table:table-cell>
          <table:table-cell/>
          <table:table-cell office:value-type="string" calcext:value-type="string">
            <text:p>අස්පෘශ්‍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පෘශ්‍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ලෝක</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ණි</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4-ep01</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පසු කාලීන පාලන මධ්‍යස්ථාන</text:p>
          </table:table-cell>
          <table:table-cell office:value-type="string" calcext:value-type="string">
            <text:p>පොළොන්නරු රාජධානියේ බිඳවැටීම හා මාඝ ආක්‍රමණය </text:p>
          </table:table-cell>
          <table:table-cell office:value-type="string" calcext:value-type="string">
            <text:p>පොළොන්නරු රාජධානියේ බිඳවැටීම හා මාඝ ආක්‍රමණය හැඳින්වීම. එම රාජධානියේ තිබූ දේශපාලන තත්වය පිළිබඳව විස්තර කිරීම. කාලිංඝ මාඝගේ ක‍්‍රියාකලාපය හා රජරට බිඳ වැටුණු අයුරු <text:s/>සාකච්චා <text:s/>කිරීම.</text:p>
          </table:table-cell>
          <table:table-cell table:style-name="ce3"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මිණිපේ ගංදෙණිය පර්වතයේ බලකොටුවක් පිහිටුවාගෙන සිටි පුද්ගලයා කවුරුන් ද?</text:p>
          </table:table-cell>
          <table:table-cell/>
          <table:table-cell office:value-type="string" calcext:value-type="string">
            <text:p>සුභ සෙන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ඛ සෙන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වනෙකබාහු ආදිපාද</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7" calcext:value-type="float">
            <text:p>87</text:p>
          </table:table-cell>
          <table:table-cell table:number-columns-repeated="2"/>
          <table:table-cell office:value-type="string" calcext:value-type="string">
            <text:p>කාලිංඝ මාඝගේ ආක්‍රමණ එල්ල වු වර්ෂය නිවැරදිව තෝරන්න. </text:p>
          </table:table-cell>
          <table:table-cell/>
          <table:table-cell office:value-type="string" calcext:value-type="string">
            <text:p>ක්‍රි.ව 1210</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ක්‍රි.ව 1215</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ක්‍රි.ව 1220</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ක්‍රි.ව 1255</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8" calcext:value-type="float">
            <text:p>88</text:p>
          </table:table-cell>
          <table:table-cell table:number-columns-repeated="2"/>
          <table:table-cell office:value-type="string" calcext:value-type="string">
            <text:p>දඹදෙණි රාජධානිය ගෙඩනැගූ පාලකයා නිවැරදිව තෝරන්න.</text:p>
          </table:table-cell>
          <table:table-cell/>
          <table:table-cell office:value-type="string" calcext:value-type="string">
            <text:p>II පරාක්‍රම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විජයබාහු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බුවනෙක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89" calcext:value-type="float">
            <text:p>89</text:p>
          </table:table-cell>
          <table:table-cell table:number-columns-repeated="2"/>
          <table:table-cell office:value-type="string" calcext:value-type="string">
            <text:p>පොළොන්නරු රාජධානි සමයේ ඉදි වූ නිර්මාණය වන්නේ,</text:p>
          </table:table-cell>
          <table:table-cell/>
          <table:table-cell office:value-type="string" calcext:value-type="string">
            <text:p>රුවැන්වැලි සෑ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න්කොත් වෙහෙ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භය ගි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ඡේතවන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0" calcext:value-type="float">
            <text:p>90</text:p>
          </table:table-cell>
          <table:table-cell table:number-columns-repeated="2"/>
          <table:table-cell office:value-type="string" calcext:value-type="string">
            <text:p>කාලිංඝ මාඝ පරාජය කළ මෙරට රජතුමා කවුරුන් ද?</text:p>
          </table:table-cell>
          <table:table-cell/>
          <table:table-cell office:value-type="string" calcext:value-type="string">
            <text:p>II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පරාක්‍රමබාහු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ශ්ශංකමල්ල රජතුමා </text:p>
          </table:table-cell>
          <table:table-cell office:value-type="float" office:value="0" calcext:value-type="float">
            <text:p>0</text:p>
          </table:table-cell>
          <table:table-cell table:number-columns-repeated="1006"/>
        </table:table-row>
        <table:table-row table:style-name="ro1">
          <table:table-cell office:value-type="float" office:value="19" calcext:value-type="float">
            <text:p>19</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4-ep02</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පසු කාලීන පාලන මධ්‍යස්ථාන</text:p>
          </table:table-cell>
          <table:table-cell office:value-type="string" calcext:value-type="string">
            <text:p>දඹදෙණි රාජධානියේ පාලකවරු</text:p>
          </table:table-cell>
          <table:table-cell office:value-type="string" calcext:value-type="string">
            <text:p>දඹදෙණි රාජධානියේ පාලකවරුල දේශීය පාලකයන් බිහි කරගත් ප්‍රාදේශීය රාජධානි ආදිය පිළිබඳ කරුණු විස්තර කිරීමග III විජය රජු හා ඔහුගේ සේවාවන්, II පරාක‍්‍රමබාහු රජු මුහුණ දුන් ගැටුම් <text:s/>හා ඔහුගේ සේවාවන් සාකච්චා <text:s/>කිරීම.</text:p>
          </table:table-cell>
          <table:table-cell table:style-name="ce3"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දඹදෙණියේ ආරම්භක පාලකයා ................................... ය.</text:p>
          </table:table-cell>
          <table:table-cell/>
          <table:table-cell office:value-type="string" calcext:value-type="string">
            <text:p>II පරාක්‍රමබාහු රජු</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විජයබාහු රජු</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පරාක්‍රමබාහු රජු</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ජයබාහු රජු</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2" calcext:value-type="float">
            <text:p>92</text:p>
          </table:table-cell>
          <table:table-cell table:number-columns-repeated="2"/>
          <table:table-cell office:value-type="string" calcext:value-type="string">
            <text:p>ක්‍රි.ව.1215 වසරේ දී මෙරටට <text:s/>................................... ගෙන් ආක්‍රමණ එල්ල විය. </text:p>
          </table:table-cell>
          <table:table-cell/>
          <table:table-cell office:value-type="string" calcext:value-type="string">
            <text:p>කාලිංග මාඝ</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න්ද්‍රබා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එළා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3" calcext:value-type="float">
            <text:p>93</text:p>
          </table:table-cell>
          <table:table-cell table:number-columns-repeated="2"/>
          <table:table-cell office:value-type="string" calcext:value-type="string">
            <text:p>II පරාක්‍රමබාහු රජු මාඝ පරාජය කළේ ................................... ගෙන් ආධාර ලබාගෙන ය. </text:p>
          </table:table-cell>
          <table:table-cell/>
          <table:table-cell office:value-type="string" calcext:value-type="string">
            <text:p>චෝල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න්ඩ්‍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යක්ක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ලිංග මාඝ</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4" calcext:value-type="float">
            <text:p>94</text:p>
          </table:table-cell>
          <table:table-cell table:number-columns-repeated="2"/>
          <table:table-cell office:value-type="string" calcext:value-type="string">
            <text:p>පොළොන්නරුවෙන් පසු මෙරට රාජධානි වූයේ ...................................රාජධානිය යි. </text:p>
          </table:table-cell>
          <table:table-cell/>
          <table:table-cell office:value-type="string" calcext:value-type="string">
            <text:p>යාපහු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දඹදෙණි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ට්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හනුව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5" calcext:value-type="float">
            <text:p>95</text:p>
          </table:table-cell>
          <table:table-cell table:number-columns-repeated="2"/>
          <table:table-cell office:value-type="string" calcext:value-type="string">
            <text:p>කව්සිළුමිණ කෘතිය රචනා කරන ලද්දේ................................... රජු ය.</text:p>
          </table:table-cell>
          <table:table-cell/>
          <table:table-cell office:value-type="string" calcext:value-type="string">
            <text:p>III විජයබාහු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පරාක්‍රමබාහු</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පරාක්‍රමබාහු </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රාජසිංහ </text:p>
          </table:table-cell>
          <table:table-cell office:value-type="float" office:value="0" calcext:value-type="float">
            <text:p>0</text:p>
          </table:table-cell>
          <table:table-cell table:number-columns-repeated="1006"/>
        </table:table-row>
        <table:table-row table:style-name="ro1">
          <table:table-cell office:value-type="float" office:value="20" calcext:value-type="float">
            <text:p>20</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4-ep03</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පසු කාලීන පාලන මධ්‍යස්ථාන</text:p>
          </table:table-cell>
          <table:table-cell office:value-type="string" calcext:value-type="string">
            <text:p>යාපහුව කුරුණෑගල <text:s/>ගම්පල යාපනය යන රාජධානි </text:p>
          </table:table-cell>
          <table:table-cell office:value-type="string" calcext:value-type="string">
            <text:p>යාපහුව කුරුණෑගල <text:s/>ගම්පල යාපනය යන රාජධානි හා ඒවායෙහි පාලනය ගෙනගිය රජවරුන් පිළිබඳව තොරතුරු විස්තර කිරීම.</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කෝට්ටේ බලකොටුව ගොඩනැගුවේ කවුරුන් ද?</text:p>
          </table:table-cell>
          <table:table-cell/>
          <table:table-cell office:value-type="string" calcext:value-type="string">
            <text:p>තෙවන විජයබාහු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ශ්ශංක අලකේශ්වර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යාදුන්නේ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යිගම බණ්ඩා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7" calcext:value-type="float">
            <text:p>97</text:p>
          </table:table-cell>
          <table:table-cell table:number-columns-repeated="2"/>
          <table:table-cell office:value-type="string" calcext:value-type="string">
            <text:p>ඉබන්බතූතා ශ්‍රී පාදය වන්දනා කළේ කා සමඟ ද? </text:p>
          </table:table-cell>
          <table:table-cell/>
          <table:table-cell office:value-type="string" calcext:value-type="string">
            <text:p>VI පරාක්‍රමබාහු</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පුමල් කුම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ම්බුළුගල කුම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පනයේ ආර්යචක්‍රවර්තී සමඟ </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98" calcext:value-type="float">
            <text:p>98</text:p>
          </table:table-cell>
          <table:table-cell table:number-columns-repeated="2"/>
          <table:table-cell office:value-type="string" calcext:value-type="string">
            <text:p>කුරුණෑගල නගරයේ දළදා මාළිගාවක් ඉඳිකළේ කවුරුන් ද? </text:p>
          </table:table-cell>
          <table:table-cell/>
          <table:table-cell office:value-type="string" calcext:value-type="string">
            <text:p>IV පරාක්‍රමබාහු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පරාක්‍රම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 පරාක්‍රම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99" calcext:value-type="float">
            <text:p>99</text:p>
          </table:table-cell>
          <table:table-cell table:number-columns-repeated="2"/>
          <table:table-cell office:value-type="string" calcext:value-type="string">
            <text:p>ඇම්බැක්කේ දේවාලය ඉඳිකළ රජතුමා කවුරුන් ද? </text:p>
          </table:table-cell>
          <table:table-cell/>
          <table:table-cell office:value-type="string" calcext:value-type="string">
            <text:p>නිශ්ශංකමල්ල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වික්‍රමබාහු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ලියද්දේ බණ්ඩාර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0" calcext:value-type="float">
            <text:p>100</text:p>
          </table:table-cell>
          <table:table-cell table:number-columns-repeated="2"/>
          <table:table-cell office:value-type="string" calcext:value-type="string">
            <text:p>චෙංහෝ සෙනවියා ලංකාවට පැමිණියේ කුමන රටක සිට ද? </text:p>
          </table:table-cell>
          <table:table-cell/>
          <table:table-cell office:value-type="string" calcext:value-type="string">
            <text:p>මියන්මාර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නය <text:s/></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යිල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පානය</text:p>
          </table:table-cell>
          <table:table-cell office:value-type="float" office:value="0" calcext:value-type="float">
            <text:p>0</text:p>
          </table:table-cell>
          <table:table-cell table:number-columns-repeated="1006"/>
        </table:table-row>
        <table:table-row table:style-name="ro1">
          <table:table-cell office:value-type="float" office:value="21" calcext:value-type="float">
            <text:p>21</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4-ep04</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පසු කාලීන පාලන මධ්‍යස්ථාන</text:p>
          </table:table-cell>
          <table:table-cell office:value-type="string" calcext:value-type="string">
            <text:p>කෝට්ටේ රාජධානිය හා <text:s/>VI <text:s/>පරාක්‍රමබාහු රජතුමා</text:p>
          </table:table-cell>
          <table:table-cell office:value-type="string" calcext:value-type="string">
            <text:p>කෝට්ටේ රාජධානි සමය හා ලංකාව අවසන් වරට එක්සේසත් කළ <text:s/>VI වන පරාක්‍රමබාහු රාජ්‍ය සමය පිළිබඳව <text:s/>හා VI වන පරාක්‍රමබාහු රජුගේ සේවාවන් විස්තර කිරීම. කෝට්ටේ යුගයේ බිහි වූ පඬිවරුන් <text:s/>හා කෘති පිළිබඳව <text:s/>අධ්‍යනය <text:s/>කිරීම. යාපනය රාජධානිය පිළිබඳවත් කෙටි විස්තරයක් කිරීම.</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කොට්ටේ VI පරාක්‍රමබාහු රජුගේ මව නිවැරදිව තෝරන්න.</text:p>
          </table:table-cell>
          <table:table-cell/>
          <table:table-cell office:value-type="string" calcext:value-type="string">
            <text:p>රත්නාවලී බිස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ලෝක සුන්දරී බිස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නේත්‍රා දේවි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වතී බිස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2" calcext:value-type="float">
            <text:p>102</text:p>
          </table:table-cell>
          <table:table-cell table:number-columns-repeated="2"/>
          <table:table-cell office:value-type="string" calcext:value-type="string">
            <text:p>VI පරාක්‍රමබාහු රජු යාපනයේ පාලනය හිමිකර ගැනීමට සහය ලබාගත් පුද්ගලයා වන්නේ,</text:p>
          </table:table-cell>
          <table:table-cell/>
          <table:table-cell office:value-type="string" calcext:value-type="string">
            <text:p>ජෝතිය සි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පුමල් කුම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ම්බුළුගල කුම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යමහ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3" calcext:value-type="float">
            <text:p>103</text:p>
          </table:table-cell>
          <table:table-cell table:number-columns-repeated="2"/>
          <table:table-cell office:value-type="string" calcext:value-type="string">
            <text:p>ලංකාව අවසන් වරට එක්සේසත් කළ රජතුමා වන්නේ,</text:p>
          </table:table-cell>
          <table:table-cell/>
          <table:table-cell office:value-type="string" calcext:value-type="string">
            <text:p>I විජය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 පරාක්‍රම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III පරාක්‍රමබාහු රජතු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VI පරාක්‍රමබාහු රජතුමා</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04" calcext:value-type="float">
            <text:p>104</text:p>
          </table:table-cell>
          <table:table-cell table:number-columns-repeated="2"/>
          <table:table-cell office:value-type="string" calcext:value-type="string">
            <text:p>පහත ආගමික ස්ථාන අතරින් යාපන රාජධානියට අයත් ස්ථානය තෝරන්න.</text:p>
          </table:table-cell>
          <table:table-cell/>
          <table:table-cell office:value-type="string" calcext:value-type="string">
            <text:p>මඩු දේවස්ථා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නේශ්වරම් කෝවි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ල්ලූර් කෝවි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න්නේශ්වරම් කෝවිල</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5" calcext:value-type="float">
            <text:p>105</text:p>
          </table:table-cell>
          <table:table-cell table:number-columns-repeated="2"/>
          <table:table-cell office:value-type="string" calcext:value-type="string">
            <text:p>කෝට්ටේ බලකොටුවක් ලෙස ගොඩනැගූ පුද්ගලයා වන්නේ,</text:p>
          </table:table-cell>
          <table:table-cell/>
          <table:table-cell office:value-type="string" calcext:value-type="string">
            <text:p>අලකේශ්ව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නාධිලංකා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VI පරාක්‍රමබාහු </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පුමල් කුමරු</text:p>
          </table:table-cell>
          <table:table-cell office:value-type="float" office:value="0" calcext:value-type="float">
            <text:p>0</text:p>
          </table:table-cell>
          <table:table-cell table:number-columns-repeated="1006"/>
        </table:table-row>
        <table:table-row table:style-name="ro1">
          <table:table-cell office:value-type="float" office:value="22" calcext:value-type="float">
            <text:p>22</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5-ep05</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යුරෝපයේ පැරණි ශිෂ්ටාචාර</text:p>
          </table:table-cell>
          <table:table-cell office:value-type="string" calcext:value-type="string">
            <text:p>ග්‍රීක ශීෂ්ටාචාරයේ ආරම්භය හා ග්‍රීක ශීෂ්ටාචාරයේ පිහිටීම</text:p>
          </table:table-cell>
          <table:table-cell office:value-type="string" calcext:value-type="string">
            <text:p>ග්‍රීක ශිෂ්ටාචාරයේ ආරම්භය, ග්‍රීක ශිෂ්ටාචාරයේ පිහිටීම, ආර්ථිකය හා පාලනය සේම එහි බිඳ වැටීම ආදී කරුණු විස්තර කිරීම.</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ග්‍රීසීයේ අගනුවර ලෙස වැදගත් වන නගරය කුමක් ද?</text:p>
          </table:table-cell>
          <table:table-cell/>
          <table:table-cell office:value-type="string" calcext:value-type="string">
            <text:p>රෝම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තැන්ස්</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ලිස්බන්</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7" calcext:value-type="float">
            <text:p>107</text:p>
          </table:table-cell>
          <table:table-cell table:number-columns-repeated="2"/>
          <table:table-cell office:value-type="string" calcext:value-type="string">
            <text:p>ග්‍රීක ශිෂ්ටාචාරයේ බටහිරින් පිහිටි මුහුද නිවැරදිව තෝරන්න.</text:p>
          </table:table-cell>
          <table:table-cell/>
          <table:table-cell office:value-type="string" calcext:value-type="string">
            <text:p>අයෝනියන් මුහුද</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ඊජිප්ත්තු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ධ්‍යධරණි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 <text:s/>මුහුද</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8" calcext:value-type="float">
            <text:p>108</text:p>
          </table:table-cell>
          <table:table-cell table:number-columns-repeated="2"/>
          <table:table-cell office:value-type="string" calcext:value-type="string">
            <text:p>ග්‍රීක ආර්ථිකය තුළ වගා කළ ප්‍රධාන වගාවක් නොවූයේ,</text:p>
          </table:table-cell>
          <table:table-cell/>
          <table:table-cell office:value-type="string" calcext:value-type="string">
            <text:p>තිරිඟු</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බාර්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මිදි</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09" calcext:value-type="float">
            <text:p>109</text:p>
          </table:table-cell>
          <table:table-cell table:number-columns-repeated="2"/>
          <table:table-cell office:value-type="string" calcext:value-type="string">
            <text:p>ග්‍රීකවරු ලංකාව හඳුන්වා ඇති නම කුමක් ද?</text:p>
          </table:table-cell>
          <table:table-cell/>
          <table:table-cell office:value-type="string" calcext:value-type="string">
            <text:p>සිලෝ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ලෑ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තැප්‍රොබේ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යිලාන්</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0" calcext:value-type="float">
            <text:p>110</text:p>
          </table:table-cell>
          <table:table-cell table:number-columns-repeated="2"/>
          <table:table-cell office:value-type="string" calcext:value-type="string">
            <text:p>ග්‍රීකවරු දේවස්ථාන තැනීමේ දී භාවිතා නොකළ අමුද්‍රව්‍ය වන්නේ,</text:p>
          </table:table-cell>
          <table:table-cell/>
          <table:table-cell office:value-type="string" calcext:value-type="string">
            <text:p>මැටි</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ඟන් ගඩො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ණුග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රිගරුඬ</text:p>
          </table:table-cell>
          <table:table-cell office:value-type="float" office:value="0" calcext:value-type="float">
            <text:p>0</text:p>
          </table:table-cell>
          <table:table-cell table:number-columns-repeated="1006"/>
        </table:table-row>
        <table:table-row table:style-name="ro1">
          <table:table-cell office:value-type="float" office:value="23" calcext:value-type="float">
            <text:p>23</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5-ep06</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යුරෝපයේ පැරණි ශිෂ්ටාචාර</text:p>
          </table:table-cell>
          <table:table-cell office:value-type="string" calcext:value-type="string">
            <text:p>ග්‍රික ශිෂ්ටාචරයෙන් ලෝකයට උරුම දයාද</text:p>
          </table:table-cell>
          <table:table-cell office:value-type="string" calcext:value-type="string">
            <text:p>ග්‍රීක ශිෂ්ටාචරයෙන් ලෝකයට ලද දායාද, ග්‍රීක ශිෂ්ටාචාර ආර්ථිකය, වගාවන් ආදිය පිළිබඳව විස්තර කිරීම. තව ද ග්‍රීක ශිෂ්ටාචාර ජන ජීවිතය පිළිබඳව කරුණු පැහැදිලි කිරීම. ග‍්‍රීක මූර්ති හා ප‍්‍රතිමා පෙන්වා දීම‍. <text:s/>ග‍්‍රීක අධ්‍යාපනය හා දර්ශණය ලග‍්‍රීක ශිෂ්ටාචාරයේ ආගමලක‍්‍රීඩාල ග‍්‍රීක ශිෂ්ටාචාරයෙන් ලද දායාද ඉගැන්වීම. </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ග්‍රීක ශිෂ්ටාචාරය අයත් වන මහද්වීපය කුමක් ද?</text:p>
          </table:table-cell>
          <table:table-cell/>
          <table:table-cell office:value-type="string" calcext:value-type="string">
            <text:p>උතුරු ඇමරිකා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යුරෝප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සි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අප්‍රිකාව</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2" calcext:value-type="float">
            <text:p>112</text:p>
          </table:table-cell>
          <table:table-cell table:number-columns-repeated="2"/>
          <table:table-cell office:value-type="string" calcext:value-type="string">
            <text:p>අතීත ග්‍රීකවරු වෙළඳ සම්බන්ධතා පැවැත් වූ ආසියාතික රටක් නොවන්නේ,</text:p>
          </table:table-cell>
          <table:table-cell/>
          <table:table-cell office:value-type="string" calcext:value-type="string">
            <text:p>ඉන්දි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ශ්‍රී ලංකා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චීන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රංශය</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office:value-type="float" office:value="113" calcext:value-type="float">
            <text:p>113</text:p>
          </table:table-cell>
          <table:table-cell table:number-columns-repeated="2"/>
          <table:table-cell office:value-type="string" calcext:value-type="string">
            <text:p>ග්‍රීක ශිෂ්ටාචාරයේ පැවැති ප්‍රධාන නාට්‍ය වර්ග ගණන කීය ද?</text:p>
          </table:table-cell>
          <table:table-cell/>
          <table:table-cell office:value-type="string" calcext:value-type="string">
            <text:p>3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2 කි </text:p>
          </table:table-cell>
          <table:table-cell office:value-type="float" office:value="1" calcext:value-type="float">
            <text:p>1</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4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table:number-columns-repeated="5"/>
          <table:table-cell office:value-type="string" calcext:value-type="string">
            <text:p>5 කි</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4" calcext:value-type="float">
            <text:p>114</text:p>
          </table:table-cell>
          <table:table-cell table:number-columns-repeated="2"/>
          <table:table-cell office:value-type="string" calcext:value-type="string">
            <text:p>ග්‍රීසීයේ ඇති ලයිසියම් විශිෂ්ට අධ්‍යාපන ආයතන බිහි කළේ කවුරුන් ද?</text:p>
          </table:table-cell>
          <table:table-cell/>
          <table:table-cell office:value-type="string" calcext:value-type="string">
            <text:p>ඇරිස්ටෝටල්</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ලේටෝ</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ක්‍රටී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හිපොක්‍රටීස්</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5" calcext:value-type="float">
            <text:p>115</text:p>
          </table:table-cell>
          <table:table-cell table:number-columns-repeated="2"/>
          <table:table-cell office:value-type="string" calcext:value-type="string">
            <text:p>ග්‍රීක ශිෂ්ටාචාරයේ සිටි උගතුන් අතර ඉතිහාස කරුවෙක් නොවන්නේ,</text:p>
          </table:table-cell>
          <table:table-cell/>
          <table:table-cell office:value-type="string" calcext:value-type="string">
            <text:p>හෙරඩෝට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රිස්ටෝටල්</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කීමිඩිස්</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සිඩිඩීස්</text:p>
          </table:table-cell>
          <table:table-cell office:value-type="float" office:value="0" calcext:value-type="float">
            <text:p>0</text:p>
          </table:table-cell>
          <table:table-cell table:number-columns-repeated="1006"/>
        </table:table-row>
        <table:table-row table:style-name="ro1">
          <table:table-cell office:value-type="float" office:value="24" calcext:value-type="float">
            <text:p>24</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5-ep07</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යුරෝපයේ පැරණි ශිෂ්ටාචාර</text:p>
          </table:table-cell>
          <table:table-cell office:value-type="string" calcext:value-type="string">
            <text:p>රෝම ශිෂ්ටාචාරය</text:p>
          </table:table-cell>
          <table:table-cell table:style-name="ce2" office:value-type="string" calcext:value-type="string">
            <text:p>රෝම <text:s/>ශිෂ්ටාචාරයේ <text:s/>පිහිටීම හදුනාගැනීම රෝම ශිෂ්ටාචාරයේ ආරම්භය පිළිබඳ මත, පාලන ක්‍රමය, රෝම අධිරාජ්‍යයට අයත් ප‍්‍රදේශ, රෝම ශිෂ්ටාචාරයේ ව්‍යාප්තිය හා භෞතික ලක්ෂණ හා ලැබුණු <text:s/>දායාද ආදී කරුණු විස්තර කිරීම. රෝම පාලකවරුන් හඳුන්වාදීම.</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රෝමය පිහිටා ඇති ඉතාලි අර්ධද්වීපයට නැගෙනහිරින් පිහිටි මුහුද කුමක් ද?</text:p>
          </table:table-cell>
          <table:table-cell/>
          <table:table-cell office:value-type="string" calcext:value-type="string">
            <text:p>මධ්‍යධරණි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ආසියාතික් මුහුද</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ඊජීයන් මුහුද</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7" calcext:value-type="float">
            <text:p>117</text:p>
          </table:table-cell>
          <table:table-cell table:number-columns-repeated="2"/>
          <table:table-cell office:value-type="string" calcext:value-type="string">
            <text:p>රෝම අධිරාජ්‍ය ගොඩනැගීමේ දී ඊට යටත් වූ රටක් නොවන්නේ,</text:p>
          </table:table-cell>
          <table:table-cell/>
          <table:table-cell office:value-type="string" calcext:value-type="string">
            <text:p>ප්‍රංශ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දර්ලන්ත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එංගල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පාඤා්ඤා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8" calcext:value-type="float">
            <text:p>118</text:p>
          </table:table-cell>
          <table:table-cell table:number-columns-repeated="2"/>
          <table:table-cell office:value-type="string" calcext:value-type="string">
            <text:p>ජෙරුසලම කුමන රටක අගනුවර වීද?</text:p>
          </table:table-cell>
          <table:table-cell/>
          <table:table-cell office:value-type="string" calcext:value-type="string">
            <text:p>ඊශ්‍රාලය</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දි අරාබි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රියා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ඉරාක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19" calcext:value-type="float">
            <text:p>119</text:p>
          </table:table-cell>
          <table:table-cell table:number-columns-repeated="2"/>
          <table:table-cell office:value-type="string" calcext:value-type="string">
            <text:p>රෝම වරුන්ගෙන් ලද දායාදයක් නොවන්නේ,</text:p>
          </table:table-cell>
          <table:table-cell/>
          <table:table-cell office:value-type="string" calcext:value-type="string">
            <text:p>ලතින් භාෂාව</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ම නීතීය</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ඔලිම්පික් ක්‍රීඩාව</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තුදහම</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0" calcext:value-type="float">
            <text:p>120</text:p>
          </table:table-cell>
          <table:table-cell table:number-columns-repeated="2"/>
          <table:table-cell office:value-type="string" calcext:value-type="string">
            <text:p>රෝමය සමඟ වෙළඳ සම්බන්ධතා පැවැත් වු මෙරට රජතුමා වන්නේ,</text:p>
          </table:table-cell>
          <table:table-cell/>
          <table:table-cell office:value-type="string" calcext:value-type="string">
            <text:p>දුටුගැමුණු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භාතිකාභය රජතු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සභ රජතු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ණ්ඩුකාභය රජතුමා</text:p>
          </table:table-cell>
          <table:table-cell office:value-type="float" office:value="0" calcext:value-type="float">
            <text:p>0</text:p>
          </table:table-cell>
          <table:table-cell table:number-columns-repeated="1006"/>
        </table:table-row>
        <table:table-row table:style-name="ro1">
          <table:table-cell office:value-type="float" office:value="25" calcext:value-type="float">
            <text:p>25</text:p>
          </table:table-cell>
          <table:table-cell office:value-type="float" office:value="2017" calcext:value-type="float">
            <text:p>2017</text:p>
          </table:table-cell>
          <table:table-cell office:value-type="float" office:value="7" calcext:value-type="float">
            <text:p>7</text:p>
          </table:table-cell>
          <table:table-cell office:value-type="string" calcext:value-type="string">
            <text:p>history-07-t3-l05-ep08</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යුරෝපයේ පැරණි ශිෂ්ටාචාර</text:p>
          </table:table-cell>
          <table:table-cell office:value-type="string" calcext:value-type="string">
            <text:p>රෝම ශිෂ්ටාචාරයේ ලක්ෂණ</text:p>
          </table:table-cell>
          <table:table-cell table:style-name="ce2" office:value-type="string" calcext:value-type="string">
            <text:p>රෝම ශිෂ්ටාචාරයේ ජන ජීවිතයල රෝම ශීෂ්ටාචාරයෙන් ලොවට උරුම වූ දායාදල නගර නිර්මාණ හා නිවාස, රෝමයේ වහල් සේවය, එහි කලා කටයුතු ආදියේ තොරතුරු විස්තර කිරීම.</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ලොව පුදුම හතෙන් එකක් රෝම ශිෂ්ටාචාරය සතු වේ. එය කුමක් ද?</text:p>
          </table:table-cell>
          <table:table-cell/>
          <table:table-cell office:value-type="string" calcext:value-type="string">
            <text:p>පැරණි රෝම පාලම</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පාතීනන් දෙව් මැදුර</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ලෝසියම</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නාන තටාකය</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2" calcext:value-type="float">
            <text:p>122</text:p>
          </table:table-cell>
          <table:table-cell table:number-columns-repeated="2"/>
          <table:table-cell office:value-type="string" calcext:value-type="string">
            <text:p>රෝමයේ බල ව්‍යාප්තිය පැවැතියේ කුමන මුහුදක් ආසන්නයේ ද?</text:p>
          </table:table-cell>
          <table:table-cell/>
          <table:table-cell office:value-type="string" calcext:value-type="string">
            <text:p>මධ්‍යධරණි මුහුද</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ළු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ස්පියන්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හ මුහුද</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3" calcext:value-type="float">
            <text:p>123</text:p>
          </table:table-cell>
          <table:table-cell table:number-columns-repeated="2"/>
          <table:table-cell office:value-type="string" calcext:value-type="string">
            <text:p>රෝමයේ පාලනයට පත් මුල් ම අධිරාජ්‍යයා වුයේ,</text:p>
          </table:table-cell>
          <table:table-cell/>
          <table:table-cell office:value-type="string" calcext:value-type="string">
            <text:p>ඔගස්ටස් සීසර්</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මියුල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රීමස්</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ජුලියස් සීසර්</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4" calcext:value-type="float">
            <text:p>124</text:p>
          </table:table-cell>
          <table:table-cell table:number-columns-repeated="2"/>
          <table:table-cell office:value-type="string" calcext:value-type="string">
            <text:p>පහත ඒවා අතරින් රෝම ශිෂ්ටාචාරයට අදාල නොවන පිළිතුර තෝරන්න.</text:p>
          </table:table-cell>
          <table:table-cell/>
          <table:table-cell office:value-type="string" calcext:value-type="string">
            <text:p>ටයිබර් මුහුද</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ඔලිම්පස් මුහුද</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පිනයින් කඳු</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ඇල්ප්ස් කඳු</text:p>
          </table:table-cell>
          <table:table-cell office:value-type="float" office:value="0" calcext:value-type="float">
            <text:p>0</text:p>
          </table:table-cell>
          <table:table-cell table:number-columns-repeated="1006"/>
        </table:table-row>
        <table:table-row table:style-name="ro1">
          <table:table-cell table:number-columns-repeated="10"/>
          <table:table-cell table:style-name="ce3"/>
          <table:table-cell office:value-type="float" office:value="125" calcext:value-type="float">
            <text:p>125</text:p>
          </table:table-cell>
          <table:table-cell table:number-columns-repeated="2"/>
          <table:table-cell office:value-type="string" calcext:value-type="string">
            <text:p>රෝම සමාජයේ කොටසක් ලෙස සැලකිය නොහැක්කේ,</text:p>
          </table:table-cell>
          <table:table-cell/>
          <table:table-cell office:value-type="string" calcext:value-type="string">
            <text:p>ප්‍රභූ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වහලුන්</text:p>
          </table:table-cell>
          <table:table-cell office:value-type="float" office:value="0" calcext:value-type="float">
            <text:p>0</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කම්කරුවන්</text:p>
          </table:table-cell>
          <table:table-cell office:value-type="float" office:value="1" calcext:value-type="float">
            <text:p>1</text:p>
          </table:table-cell>
          <table:table-cell table:number-columns-repeated="1006"/>
        </table:table-row>
        <table:table-row table:style-name="ro2">
          <table:table-cell table:number-columns-repeated="10"/>
          <table:table-cell table:style-name="ce3"/>
          <table:table-cell table:number-columns-repeated="5"/>
          <table:table-cell office:value-type="string" calcext:value-type="string">
            <text:p>සාමාන්‍ය ජනතාව</text:p>
          </table:table-cell>
          <table:table-cell office:value-type="float" office:value="0" calcext:value-type="float">
            <text:p>0</text:p>
          </table:table-cell>
          <table:table-cell table:number-columns-repeated="1006"/>
        </table:table-row>
        <table:table-row table:style-name="ro2" table:number-rows-repeated="10480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9-08T18:15:26.075244380</dc:date>
    <meta:editing-cycles>19</meta:editing-cycles>
    <meta:editing-duration>PT1H8M3S</meta:editing-duration>
    <meta:document-statistic meta:table-count="1" meta:cell-count="1525" meta:object-count="0"/>
  </office:meta>
</office:document-meta>
</file>